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5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7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9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20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1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22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23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24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5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6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27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28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29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30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31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33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36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7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8" style:family="table-cell" style:parent-style-name="Default">
      <style:table-cell-properties fo:background-color="#333333"/>
    </style:style>
    <style:style style:name="ce3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4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4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4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4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4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4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5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5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5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5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7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58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59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60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61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2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3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64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65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66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67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68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69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70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71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72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73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74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75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76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77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78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79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80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81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2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83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84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85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86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87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88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89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90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91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92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93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94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95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96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97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98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99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00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01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2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03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04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05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06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07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08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09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10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1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1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11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11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11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1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1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1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1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2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2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23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24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25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26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27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28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2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3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13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13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13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3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3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3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3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3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3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4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4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4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4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4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4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4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47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48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149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150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151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52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53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54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55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56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57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58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59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60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1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62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63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64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65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66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167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168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169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70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71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72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73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74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75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76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77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78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79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80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1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82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</office:automatic-styles>
  <office:body>
    <office:spreadsheet>
      <table:table table:name="Plansza00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1" table:formula="of:=ROUND(100+RAND()*4)" office:value-type="float" office:value="104">
            <text:p>104</text:p>
          </table:table-cell>
          <table:table-cell table:style-name="ce7" table:formula="of:=ROUND(100+RAND()*4)" office:value-type="float" office:value="102">
            <text:p>102</text:p>
          </table:table-cell>
          <table:table-cell table:style-name="ce7" table:formula="of:=ROUND(100+RAND()*4)" office:value-type="float" office:value="101">
            <text:p>101</text:p>
          </table:table-cell>
          <table:table-cell table:style-name="ce7" table:formula="of:=ROUND(100+RAND()*4)" office:value-type="float" office:value="102">
            <text:p>102</text:p>
          </table:table-cell>
          <table:table-cell table:style-name="ce7" table:formula="of:=ROUND(100+RAND()*4)" office:value-type="float" office:value="101">
            <text:p>101</text:p>
          </table:table-cell>
          <table:table-cell table:style-name="ce7" table:formula="of:=ROUND(100+RAND()*4)" office:value-type="float" office:value="104">
            <text:p>104</text:p>
          </table:table-cell>
          <table:table-cell table:style-name="ce7" table:formula="of:=ROUND(100+RAND()*4)" office:value-type="float" office:value="102">
            <text:p>102</text:p>
          </table:table-cell>
          <table:table-cell table:style-name="ce7" table:formula="of:=ROUND(100+RAND()*4)" office:value-type="float" office:value="101">
            <text:p>101</text:p>
          </table:table-cell>
          <table:table-cell table:style-name="ce7" table:formula="of:=ROUND(100+RAND()*4)" office:value-type="float" office:value="102">
            <text:p>102</text:p>
          </table:table-cell>
          <table:table-cell table:style-name="ce14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0,0,0,104,0),(0,0,0,1,102,0),(0,0,0,2,101,0),(0,0,0,3,102,0),(0,0,0,4,101,0),(0,0,0,5,104,0),(0,0,0,6,102,0),(0,0,0,7,101,0),(0,0,0,8,102,0),(0,0,0,9,100,0);">
            <text:p>INSERT INTO pola(planszax, planszay, x , y, rodzaj, stwor) VALUES (0,0,0,0,104,0),(0,0,0,1,102,0),(0,0,0,2,101,0),(0,0,0,3,102,0),(0,0,0,4,101,0),(0,0,0,5,104,0),(0,0,0,6,102,0),(0,0,0,7,101,0),(0,0,0,8,102,0),(0,0,0,9,100,0);</text:p>
          </table:table-cell>
        </table:table-row>
        <table:table-row table:style-name="ro3">
          <table:table-cell table:style-name="ce2"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0">
            <text:p>100</text:p>
          </table:table-cell>
          <table:table-cell table:style-name="ce8" table:formula="of:=ROUND(100+RAND()*4)" office:value-type="float" office:value="101">
            <text:p>101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107">
            <text:p>107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2">
            <text:p>102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0,1,0,103,0),(0,0,1,1,103,0),(0,0,1,2,100,0),(0,0,1,3,101,0),(0,0,1,4,106,0),(0,0,1,5,107,0),(0,0,1,6,103,0),(0,0,1,7,101,0),(0,0,1,8,102,0),(0,0,1,9,0,0);">
            <text:p>INSERT INTO pola(planszax, planszay, x , y, rodzaj, stwor) VALUES (0,0,1,0,103,0),(0,0,1,1,103,0),(0,0,1,2,100,0),(0,0,1,3,101,0),(0,0,1,4,106,0),(0,0,1,5,107,0),(0,0,1,6,103,0),(0,0,1,7,101,0),(0,0,1,8,102,0),(0,0,1,9,0,0);</text:p>
          </table:table-cell>
        </table:table-row>
        <table:table-row table:style-name="ro3">
          <table:table-cell table:style-name="ce2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4">
            <text:p>104</text:p>
          </table:table-cell>
          <table:table-cell table:number-columns-repeated="3" table:style-name="ce8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4">
            <text:p>104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0,2,0,102,0),(0,0,2,1,101,0),(0,0,2,2,104,0),(0,0,2,3,0,0),(0,0,2,4,0,0),(0,0,2,5,0,0),(0,0,2,6,103,0),(0,0,2,7,104,0),(0,0,2,8,0,0),(0,0,2,9,0,0);">
            <text:p>INSERT INTO pola(planszax, planszay, x , y, rodzaj, stwor) VALUES (0,0,2,0,102,0),(0,0,2,1,101,0),(0,0,2,2,104,0),(0,0,2,3,0,0),(0,0,2,4,0,0),(0,0,2,5,0,0),(0,0,2,6,103,0),(0,0,2,7,104,0),(0,0,2,8,0,0),(0,0,2,9,0,0);</text:p>
          </table:table-cell>
        </table:table-row>
        <table:table-row table:style-name="ro3">
          <table:table-cell table:style-name="ce2"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2">
            <text:p>102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0,3,0,103,0),(0,0,3,1,102,0),(0,0,3,2,0,0),(0,0,3,3,0,0),(0,0,3,4,0,0),(0,0,3,5,0,0),(0,0,3,6,0,1),(0,0,3,7,103,0),(0,0,3,8,0,0),(0,0,3,9,0,0);">
            <text:p>INSERT INTO pola(planszax, planszay, x , y, rodzaj, stwor) VALUES (0,0,3,0,103,0),(0,0,3,1,102,0),(0,0,3,2,0,0),(0,0,3,3,0,0),(0,0,3,4,0,0),(0,0,3,5,0,0),(0,0,3,6,0,1),(0,0,3,7,103,0),(0,0,3,8,0,0),(0,0,3,9,0,0);</text:p>
          </table:table-cell>
        </table:table-row>
        <table:table-row table:style-name="ro3">
          <table:table-cell table:style-name="ce2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0,4,0,101,0),(0,0,4,1,100,0),(0,0,4,2,0,0),(0,0,4,3,0,0),(0,0,4,4,105,0),(0,0,4,5,0,0),(0,0,4,6,0,0),(0,0,4,7,0,0),(0,0,4,8,0,0),(0,0,4,9,0,0);">
            <text:p>INSERT INTO pola(planszax, planszay, x , y, rodzaj, stwor) VALUES (0,0,4,0,101,0),(0,0,4,1,100,0),(0,0,4,2,0,0),(0,0,4,3,0,0),(0,0,4,4,105,0),(0,0,4,5,0,0),(0,0,4,6,0,0),(0,0,4,7,0,0),(0,0,4,8,0,0),(0,0,4,9,0,0);</text:p>
          </table:table-cell>
        </table:table-row>
        <table:table-row table:style-name="ro3">
          <table:table-cell table:style-name="ce2" table:formula="of:=ROUND(100+RAND()*4)" office:value-type="float" office:value="100">
            <text:p>100</text:p>
          </table:table-cell>
          <table:table-cell table:style-name="ce8" table:formula="of:=ROUND(100+RAND()*4)" office:value-type="float" office:value="100">
            <text:p>100</text:p>
          </table:table-cell>
          <table:table-cell table:style-name="ce8" table:formula="of:=ROUND(100+RAND()*4)" office:value-type="float" office:value="102">
            <text:p>102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0,5,0,100,0),(0,0,5,1,100,0),(0,0,5,2,102,0),(0,0,5,3,0,0),(0,0,5,4,0,0),(0,0,5,5,0,0),(0,0,5,6,0,0),(0,0,5,7,0,0),(0,0,5,8,0,0),(0,0,5,9,0,0);">
            <text:p>INSERT INTO pola(planszax, planszay, x , y, rodzaj, stwor) VALUES (0,0,5,0,100,0),(0,0,5,1,100,0),(0,0,5,2,102,0),(0,0,5,3,0,0),(0,0,5,4,0,0),(0,0,5,5,0,0),(0,0,5,6,0,0),(0,0,5,7,0,0),(0,0,5,8,0,0),(0,0,5,9,0,0);</text:p>
          </table:table-cell>
        </table:table-row>
        <table:table-row table:style-name="ro3">
          <table:table-cell table:style-name="ce2" table:formula="of:=ROUND(100+RAND()*4)" office:value-type="float" office:value="100">
            <text:p>100</text:p>
          </table:table-cell>
          <table:table-cell table:style-name="ce8" table:formula="of:=ROUND(100+RAND()*4)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0,6,0,100,0),(0,0,6,1,100,0),(0,0,6,2,0,1),(0,0,6,3,0,0),(0,0,6,4,0,0),(0,0,6,5,0,0),(0,0,6,6,0,0),(0,0,6,7,0,0),(0,0,6,8,0,0),(0,0,6,9,0,0);">
            <text:p>INSERT INTO pola(planszax, planszay, x , y, rodzaj, stwor) VALUES (0,0,6,0,100,0),(0,0,6,1,100,0),(0,0,6,2,0,1),(0,0,6,3,0,0),(0,0,6,4,0,0),(0,0,6,5,0,0),(0,0,6,6,0,0),(0,0,6,7,0,0),(0,0,6,8,0,0),(0,0,6,9,0,0);</text:p>
          </table:table-cell>
        </table:table-row>
        <table:table-row table:style-name="ro3">
          <table:table-cell table:style-name="ce2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4">
            <text:p>10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ROUND(100+RAND()*4)" office:value-type="float" office:value="103">
            <text:p>103</text:p>
          </table:table-cell>
          <table:table-cell table:formula="of:=ROUND(100+RAND()*4)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0,7,0,101,0),(0,0,7,1,101,0),(0,0,7,2,104,0),(0,0,7,3,0,0),(0,0,7,4,0,1),(0,0,7,5,103,0),(0,0,7,6,102,0),(0,0,7,7,0,0),(0,0,7,8,0,0),(0,0,7,9,0,0);">
            <text:p>INSERT INTO pola(planszax, planszay, x , y, rodzaj, stwor) VALUES (0,0,7,0,101,0),(0,0,7,1,101,0),(0,0,7,2,104,0),(0,0,7,3,0,0),(0,0,7,4,0,1),(0,0,7,5,103,0),(0,0,7,6,102,0),(0,0,7,7,0,0),(0,0,7,8,0,0),(0,0,7,9,0,0);</text:p>
          </table:table-cell>
        </table:table-row>
        <table:table-row table:style-name="ro3">
          <table:table-cell table:style-name="ce2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3">
            <text:p>103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0,8,0,101,0),(0,0,8,1,103,0),(0,0,8,2,0,0),(0,0,8,3,0,0),(0,0,8,4,0,0),(0,0,8,5,0,0),(0,0,8,6,0,0),(0,0,8,7,0,0),(0,0,8,8,0,0),(0,0,8,9,0,0);">
            <text:p>INSERT INTO pola(planszax, planszay, x , y, rodzaj, stwor) VALUES (0,0,8,0,101,0),(0,0,8,1,103,0),(0,0,8,2,0,0),(0,0,8,3,0,0),(0,0,8,4,0,0),(0,0,8,5,0,0),(0,0,8,6,0,0),(0,0,8,7,0,0),(0,0,8,8,0,0),(0,0,8,9,0,0);</text:p>
          </table:table-cell>
        </table:table-row>
        <table:table-row table:style-name="ro3">
          <table:table-cell table:style-name="ce3" table:formula="of:=ROUND(100+RAND()*4)" office:value-type="float" office:value="103">
            <text:p>103</text:p>
          </table:table-cell>
          <table:table-cell table:number-columns-repeated="8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0,9,0,103,0),(0,0,9,1,0,0),(0,0,9,2,0,0),(0,0,9,3,0,0),(0,0,9,4,0,0),(0,0,9,5,0,0),(0,0,9,6,0,0),(0,0,9,7,0,0),(0,0,9,8,0,0),(0,0,9,9,0,0);">
            <text:p>INSERT INTO pola(planszax, planszay, x , y, rodzaj, stwor) VALUES (0,0,9,0,103,0),(0,0,9,1,0,0),(0,0,9,2,0,0),(0,0,9,3,0,0),(0,0,9,4,0,0),(0,0,9,5,0,0),(0,0,9,6,0,0),(0,0,9,7,0,0),(0,0,9,8,0,0),(0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4" office:value-type="float" office:value="0">
            <text:p>0</text:p>
          </table:table-cell>
          <table:table-cell table:number-columns-repeated="8"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6" office:value-type="float" office:value="0">
            <text:p>0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1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27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20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1">
            <text:p>101</text:p>
          </table:table-cell>
          <table:table-cell table:style-name="ce26" table:formula="of:=ROUND(100+RAND()*4)" office:value-type="float" office:value="100">
            <text:p>100</text:p>
          </table:table-cell>
          <table:table-cell table:style-name="ce26" table:formula="of:=ROUND(100+RAND()*4)" office:value-type="float" office:value="103">
            <text:p>103</text:p>
          </table:table-cell>
          <table:table-cell table:style-name="ce26" table:formula="of:=ROUND(100+RAND()*4)" office:value-type="float" office:value="101">
            <text:p>101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32" table:formula="of:=ROUND(100+RAND()*4)" office:value-type="float" office:value="101">
            <text:p>101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1,0,0,102,0),(0,1,0,1,102,0),(0,1,0,2,101,0),(0,1,0,3,100,0),(0,1,0,4,103,0),(0,1,0,5,101,0),(0,1,0,6,102,0),(0,1,0,7,102,0),(0,1,0,8,102,0),(0,1,0,9,101,0);">
            <text:p>INSERT INTO pola(planszax, planszay, x , y, rodzaj, stwor) VALUES (0,1,0,0,102,0),(0,1,0,1,102,0),(0,1,0,2,101,0),(0,1,0,3,100,0),(0,1,0,4,103,0),(0,1,0,5,101,0),(0,1,0,6,102,0),(0,1,0,7,102,0),(0,1,0,8,102,0),(0,1,0,9,101,0);</text:p>
          </table:table-cell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7" table:formula="of:=ROUND(100+RAND()*4)" office:value-type="float" office:value="101">
            <text:p>101</text:p>
          </table:table-cell>
          <table:table-cell table:style-name="ce27" table:formula="of:=ROUND(100+RAND()*4)" office:value-type="float" office:value="100">
            <text:p>100</text:p>
          </table:table-cell>
          <table:table-cell table:style-name="ce27" table:formula="of:=ROUND(100+RAND()*4)" office:value-type="float" office:value="104">
            <text:p>10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1,1,0,0,0),(0,1,1,1,101,0),(0,1,1,2,100,0),(0,1,1,3,104,0),(0,1,1,4,0,0),(0,1,1,5,0,0),(0,1,1,6,0,0),(0,1,1,7,0,0),(0,1,1,8,0,0),(0,1,1,9,0,0);">
            <text:p>INSERT INTO pola(planszax, planszay, x , y, rodzaj, stwor) VALUES (0,1,1,0,0,0),(0,1,1,1,101,0),(0,1,1,2,100,0),(0,1,1,3,104,0),(0,1,1,4,0,0),(0,1,1,5,0,0),(0,1,1,6,0,0),(0,1,1,7,0,0),(0,1,1,8,0,0),(0,1,1,9,0,0);</text:p>
          </table:table-cell>
        </table:table-row>
        <table:table-row table:style-name="ro3">
          <table:table-cell table:style-name="ce21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table:formula="of:=ROUND(100+RAND()*4)" office:value-type="float" office:value="102">
            <text:p>102</text:p>
          </table:table-cell>
          <table:table-cell table:style-name="ce27" table:formula="of:=ROUND(100+RAND()*4)" office:value-type="float" office:value="102">
            <text:p>102</text:p>
          </table:table-cell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table:formula="of:=ROUND(100+RAND()*4)" office:value-type="float" office:value="101">
            <text:p>101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1,2,0,0,0),(0,1,2,1,0,0),(0,1,2,2,0,0),(0,1,2,3,102,0),(0,1,2,4,102,0),(0,1,2,5,0,0),(0,1,2,6,0,0),(0,1,2,7,0,0),(0,1,2,8,101,0),(0,1,2,9,0,0);">
            <text:p>INSERT INTO pola(planszax, planszay, x , y, rodzaj, stwor) VALUES (0,1,2,0,0,0),(0,1,2,1,0,0),(0,1,2,2,0,0),(0,1,2,3,102,0),(0,1,2,4,102,0),(0,1,2,5,0,0),(0,1,2,6,0,0),(0,1,2,7,0,0),(0,1,2,8,101,0),(0,1,2,9,0,0);</text:p>
          </table:table-cell>
        </table:table-row>
        <table:table-row table:style-name="ro3">
          <table:table-cell table:style-name="ce21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table:formula="of:=ROUND(100+RAND()*4)" office:value-type="float" office:value="101">
            <text:p>10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1,3,0,0,0),(0,1,3,1,0,0),(0,1,3,2,0,0),(0,1,3,3,101,0),(0,1,3,4,0,0),(0,1,3,5,0,0),(0,1,3,6,0,0),(0,1,3,7,0,0),(0,1,3,8,0,0),(0,1,3,9,0,0);">
            <text:p>INSERT INTO pola(planszax, planszay, x , y, rodzaj, stwor) VALUES (0,1,3,0,0,0),(0,1,3,1,0,0),(0,1,3,2,0,0),(0,1,3,3,101,0),(0,1,3,4,0,0),(0,1,3,5,0,0),(0,1,3,6,0,0),(0,1,3,7,0,0),(0,1,3,8,0,0),(0,1,3,9,0,0);</text:p>
          </table:table-cell>
        </table:table-row>
        <table:table-row table:style-name="ro3">
          <table:table-cell table:style-name="ce21" office:value-type="float" office:value="0">
            <text:p>0</text:p>
          </table:table-cell>
          <table:table-cell table:number-columns-repeated="5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table:formula="of:=ROUND(100+RAND()*4)" office:value-type="float" office:value="101">
            <text:p>101</text:p>
          </table:table-cell>
          <table:table-cell table:style-name="ce33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1,4,0,0,0),(0,1,4,1,0,0),(0,1,4,2,0,0),(0,1,4,3,0,0),(0,1,4,4,0,0),(0,1,4,5,0,0),(0,1,4,6,0,0),(0,1,4,7,0,0),(0,1,4,8,101,0),(0,1,4,9,0,0);">
            <text:p>INSERT INTO pola(planszax, planszay, x , y, rodzaj, stwor) VALUES (0,1,4,0,0,0),(0,1,4,1,0,0),(0,1,4,2,0,0),(0,1,4,3,0,0),(0,1,4,4,0,0),(0,1,4,5,0,0),(0,1,4,6,0,0),(0,1,4,7,0,0),(0,1,4,8,101,0),(0,1,4,9,0,0);</text:p>
          </table:table-cell>
        </table:table-row>
        <table:table-row table:style-name="ro3">
          <table:table-cell table:style-name="ce21" office:value-type="float" office:value="0">
            <text:p>0</text:p>
          </table:table-cell>
          <table:table-cell table:number-columns-repeated="4" table:style-name="ce27" office:value-type="float" office:value="0">
            <text:p>0</text:p>
          </table:table-cell>
          <table:table-cell table:style-name="ce27" table:formula="of:=ROUND(100+RAND()*4)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1,5,0,0,0),(0,1,5,1,0,0),(0,1,5,2,0,0),(0,1,5,3,0,0),(0,1,5,4,0,0),(0,1,5,5,103,0),(0,1,5,6,0,0),(0,1,5,7,0,0),(0,1,5,8,0,0),(0,1,5,9,0,0);">
            <text:p>INSERT INTO pola(planszax, planszay, x , y, rodzaj, stwor) VALUES (0,1,5,0,0,0),(0,1,5,1,0,0),(0,1,5,2,0,0),(0,1,5,3,0,0),(0,1,5,4,0,0),(0,1,5,5,103,0),(0,1,5,6,0,0),(0,1,5,7,0,0),(0,1,5,8,0,0),(0,1,5,9,0,0);</text:p>
          </table:table-cell>
        </table:table-row>
        <table:table-row table:style-name="ro3">
          <table:table-cell table:style-name="ce21" office:value-type="float" office:value="0">
            <text:p>0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table:formula="of:=ROUND(100+RAND()*4)" office:value-type="float" office:value="101">
            <text:p>101</text:p>
          </table:table-cell>
          <table:table-cell table:style-name="ce27" table:formula="of:=ROUND(100+RAND()*4)" office:value-type="float" office:value="102">
            <text:p>102</text:p>
          </table:table-cell>
          <table:table-cell table:formula="of:=ROUND(100+RAND()*4)"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1,6,0,0,0),(0,1,6,1,0,0),(0,1,6,2,0,0),(0,1,6,3,0,0),(0,1,6,4,101,0),(0,1,6,5,102,0),(0,1,6,6,104,0),(0,1,6,7,0,0),(0,1,6,8,0,0),(0,1,6,9,0,0);">
            <text:p>INSERT INTO pola(planszax, planszay, x , y, rodzaj, stwor) VALUES (0,1,6,0,0,0),(0,1,6,1,0,0),(0,1,6,2,0,0),(0,1,6,3,0,0),(0,1,6,4,101,0),(0,1,6,5,102,0),(0,1,6,6,104,0),(0,1,6,7,0,0),(0,1,6,8,0,0),(0,1,6,9,0,0);</text:p>
          </table:table-cell>
        </table:table-row>
        <table:table-row table:style-name="ro3">
          <table:table-cell table:style-name="ce21" office:value-type="float" office:value="0">
            <text:p>0</text:p>
          </table:table-cell>
          <table:table-cell table:number-columns-repeated="4" table:style-name="ce27" office:value-type="float" office:value="0">
            <text:p>0</text:p>
          </table:table-cell>
          <table:table-cell table:style-name="ce27" table:formula="of:=ROUND(100+RAND()*4)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1,7,0,0,0),(0,1,7,1,0,0),(0,1,7,2,0,0),(0,1,7,3,0,0),(0,1,7,4,0,0),(0,1,7,5,102,0),(0,1,7,6,0,0),(0,1,7,7,0,0),(0,1,7,8,0,0),(0,1,7,9,0,0);">
            <text:p>INSERT INTO pola(planszax, planszay, x , y, rodzaj, stwor) VALUES (0,1,7,0,0,0),(0,1,7,1,0,0),(0,1,7,2,0,0),(0,1,7,3,0,0),(0,1,7,4,0,0),(0,1,7,5,102,0),(0,1,7,6,0,0),(0,1,7,7,0,0),(0,1,7,8,0,0),(0,1,7,9,0,0);</text:p>
          </table:table-cell>
        </table:table-row>
        <table:table-row table:style-name="ro3">
          <table:table-cell table:style-name="ce21" office:value-type="float" office:value="0">
            <text:p>0</text:p>
          </table:table-cell>
          <table:table-cell table:style-name="ce27" table:formula="of:=ROUND(100+RAND()*4)" office:value-type="float" office:value="103">
            <text:p>103</text:p>
          </table:table-cell>
          <table:table-cell table:number-columns-repeated="4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1,8,0,0,0),(0,1,8,1,103,0),(0,1,8,2,0,0),(0,1,8,3,0,0),(0,1,8,4,0,0),(0,1,8,5,0,0),(0,1,8,6,0,0),(0,1,8,7,0,0),(0,1,8,8,0,0),(0,1,8,9,0,0);">
            <text:p>INSERT INTO pola(planszax, planszay, x , y, rodzaj, stwor) VALUES (0,1,8,0,0,0),(0,1,8,1,103,0),(0,1,8,2,0,0),(0,1,8,3,0,0),(0,1,8,4,0,0),(0,1,8,5,0,0),(0,1,8,6,0,0),(0,1,8,7,0,0),(0,1,8,8,0,0),(0,1,8,9,0,0);</text:p>
          </table:table-cell>
        </table:table-row>
        <table:table-row table:style-name="ro3">
          <table:table-cell table:style-name="ce22" office:value-type="float" office:value="0">
            <text:p>0</text:p>
          </table:table-cell>
          <table:table-cell table:number-columns-repeated="8"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1,9,0,0,0),(0,1,9,1,0,0),(0,1,9,2,0,0),(0,1,9,3,0,0),(0,1,9,4,0,0),(0,1,9,5,0,0),(0,1,9,6,0,0),(0,1,9,7,0,0),(0,1,9,8,0,0),(0,1,9,9,0,0);">
            <text:p>INSERT INTO pola(planszax, planszay, x , y, rodzaj, stwor) VALUES (0,1,9,0,0,0),(0,1,9,1,0,0),(0,1,9,2,0,0),(0,1,9,3,0,0),(0,1,9,4,0,0),(0,1,9,5,0,0),(0,1,9,6,0,0),(0,1,9,7,0,0),(0,1,9,8,0,0),(0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23" office:value-type="float" office:value="0">
            <text:p>0</text:p>
          </table:table-cell>
          <table:table-cell table:number-columns-repeated="8"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2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46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39" table:formula="of:=ROUND(100+RAND()*4)" office:value-type="float" office:value="101">
            <text:p>101</text:p>
          </table:table-cell>
          <table:table-cell table:style-name="ce45" table:formula="of:=ROUND(100+RAND()*4)" office:value-type="float" office:value="103">
            <text:p>103</text:p>
          </table:table-cell>
          <table:table-cell table:style-name="ce45" table:formula="of:=ROUND(100+RAND()*4)" office:value-type="float" office:value="103">
            <text:p>103</text:p>
          </table:table-cell>
          <table:table-cell table:style-name="ce45" table:formula="of:=ROUND(100+RAND()*4)" office:value-type="float" office:value="102">
            <text:p>102</text:p>
          </table:table-cell>
          <table:table-cell table:style-name="ce45" table:formula="of:=ROUND(100+RAND()*4)" office:value-type="float" office:value="100">
            <text:p>100</text:p>
          </table:table-cell>
          <table:table-cell table:style-name="ce45" table:formula="of:=ROUND(100+RAND()*4)" office:value-type="float" office:value="103">
            <text:p>103</text:p>
          </table:table-cell>
          <table:table-cell table:style-name="ce45" table:formula="of:=ROUND(100+RAND()*4)" office:value-type="float" office:value="103">
            <text:p>103</text:p>
          </table:table-cell>
          <table:table-cell table:style-name="ce45" table:formula="of:=ROUND(100+RAND()*4)" office:value-type="float" office:value="103">
            <text:p>103</text:p>
          </table:table-cell>
          <table:table-cell table:style-name="ce45" table:formula="of:=ROUND(100+RAND()*4)" office:value-type="float" office:value="102">
            <text:p>102</text:p>
          </table:table-cell>
          <table:table-cell table:style-name="ce51" table:formula="of:=ROUND(100+RAND()*4)" office:value-type="float" office:value="100">
            <text:p>10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2,0,0,101,0),(0,2,0,1,103,0),(0,2,0,2,103,0),(0,2,0,3,102,0),(0,2,0,4,100,0),(0,2,0,5,103,0),(0,2,0,6,103,0),(0,2,0,7,103,0),(0,2,0,8,102,0),(0,2,0,9,100,0);">
            <text:p>INSERT INTO pola(planszax, planszay, x , y, rodzaj, stwor) VALUES (0,2,0,0,101,0),(0,2,0,1,103,0),(0,2,0,2,103,0),(0,2,0,3,102,0),(0,2,0,4,100,0),(0,2,0,5,103,0),(0,2,0,6,103,0),(0,2,0,7,103,0),(0,2,0,8,102,0),(0,2,0,9,100,0);</text:p>
          </table:table-cell>
        </table:table-row>
        <table:table-row table:style-name="ro3">
          <table:table-cell table:style-name="ce40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table:formula="of:=ROUND(100+RAND()*4)" office:value-type="float" office:value="101">
            <text:p>101</text:p>
          </table:table-cell>
          <table:table-cell table:style-name="ce46" table:formula="of:=ROUND(100+RAND()*4)" office:value-type="float" office:value="100">
            <text:p>100</text:p>
          </table:table-cell>
          <table:table-cell table:style-name="ce46" table:formula="of:=ROUND(100+RAND()*4)"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2,1,0,0,0),(0,2,1,1,0,0),(0,2,1,2,0,0),(0,2,1,3,101,0),(0,2,1,4,100,0),(0,2,1,5,101,0),(0,2,1,6,0,3),(0,2,1,7,0,0),(0,2,1,8,0,0),(0,2,1,9,102,0);">
            <text:p>INSERT INTO pola(planszax, planszay, x , y, rodzaj, stwor) VALUES (0,2,1,0,0,0),(0,2,1,1,0,0),(0,2,1,2,0,0),(0,2,1,3,101,0),(0,2,1,4,100,0),(0,2,1,5,101,0),(0,2,1,6,0,3),(0,2,1,7,0,0),(0,2,1,8,0,0),(0,2,1,9,102,0);</text:p>
          </table:table-cell>
        </table:table-row>
        <table:table-row table:style-name="ro3">
          <table:table-cell table:style-name="ce40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table:formula="of:=ROUND(100+RAND()*4)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2,2,0,0,0),(0,2,2,1,0,0),(0,2,2,2,0,0),(0,2,2,3,0,0),(0,2,2,4,103,0),(0,2,2,5,103,0),(0,2,2,6,0,3),(0,2,2,7,0,0),(0,2,2,8,0,0),(0,2,2,9,103,0);">
            <text:p>INSERT INTO pola(planszax, planszay, x , y, rodzaj, stwor) VALUES (0,2,2,0,0,0),(0,2,2,1,0,0),(0,2,2,2,0,0),(0,2,2,3,0,0),(0,2,2,4,103,0),(0,2,2,5,103,0),(0,2,2,6,0,3),(0,2,2,7,0,0),(0,2,2,8,0,0),(0,2,2,9,103,0);</text:p>
          </table:table-cell>
        </table:table-row>
        <table:table-row table:style-name="ro3">
          <table:table-cell table:style-name="ce40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2">
            <text:p>102</text:p>
          </table:table-cell>
          <table:table-cell table:style-name="ce46" table:formula="of:=ROUND(100+RAND()*4)" office:value-type="float" office:value="101">
            <text:p>101</text:p>
          </table:table-cell>
          <table:table-cell table:style-name="ce46" table:formula="of:=ROUND(100+RAND()*4)" office:value-type="float" office:value="102">
            <text:p>102</text:p>
          </table:table-cell>
          <table:table-cell table:style-name="ce46" table:formula="of:=ROUND(100+RAND()*4)" office:value-type="float" office:value="103">
            <text:p>103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2,3,0,0,0),(0,2,3,1,0,0),(0,2,3,2,102,0),(0,2,3,3,101,0),(0,2,3,4,102,0),(0,2,3,5,103,0),(0,2,3,6,103,0),(0,2,3,7,0,0),(0,2,3,8,0,0),(0,2,3,9,102,0);">
            <text:p>INSERT INTO pola(planszax, planszay, x , y, rodzaj, stwor) VALUES (0,2,3,0,0,0),(0,2,3,1,0,0),(0,2,3,2,102,0),(0,2,3,3,101,0),(0,2,3,4,102,0),(0,2,3,5,103,0),(0,2,3,6,103,0),(0,2,3,7,0,0),(0,2,3,8,0,0),(0,2,3,9,102,0);</text:p>
          </table:table-cell>
        </table:table-row>
        <table:table-row table:style-name="ro3">
          <table:table-cell table:style-name="ce40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2">
            <text:p>102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2,4,0,0,0),(0,2,4,1,0,0),(0,2,4,2,0,0),(0,2,4,3,0,0),(0,2,4,4,103,0),(0,2,4,5,0,0),(0,2,4,6,0,0),(0,2,4,7,0,0),(0,2,4,8,0,0),(0,2,4,9,102,0);">
            <text:p>INSERT INTO pola(planszax, planszay, x , y, rodzaj, stwor) VALUES (0,2,4,0,0,0),(0,2,4,1,0,0),(0,2,4,2,0,0),(0,2,4,3,0,0),(0,2,4,4,103,0),(0,2,4,5,0,0),(0,2,4,6,0,0),(0,2,4,7,0,0),(0,2,4,8,0,0),(0,2,4,9,102,0);</text:p>
          </table:table-cell>
        </table:table-row>
        <table:table-row table:style-name="ro3">
          <table:table-cell table:style-name="ce40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table:formula="of:=ROUND(100+RAND()*4)" office:value-type="float" office:value="102">
            <text:p>102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2,5,0,0,0),(0,2,5,1,0,0),(0,2,5,2,0,0),(0,2,5,3,0,0),(0,2,5,4,102,0),(0,2,5,5,0,0),(0,2,5,6,0,0),(0,2,5,7,0,0),(0,2,5,8,0,0),(0,2,5,9,100,0);">
            <text:p>INSERT INTO pola(planszax, planszay, x , y, rodzaj, stwor) VALUES (0,2,5,0,0,0),(0,2,5,1,0,0),(0,2,5,2,0,0),(0,2,5,3,0,0),(0,2,5,4,102,0),(0,2,5,5,0,0),(0,2,5,6,0,0),(0,2,5,7,0,0),(0,2,5,8,0,0),(0,2,5,9,100,0);</text:p>
          </table:table-cell>
        </table:table-row>
        <table:table-row table:style-name="ro3">
          <table:table-cell table:style-name="ce40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1">
            <text:p>101</text:p>
          </table:table-cell>
          <table:table-cell table:number-columns-repeated="3" table:style-name="ce46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1">
            <text:p>101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2,6,0,0,0),(0,2,6,1,0,0),(0,2,6,2,101,0),(0,2,6,3,0,0),(0,2,6,4,0,0),(0,2,6,5,0,0),(0,2,6,6,103,0),(0,2,6,7,101,0),(0,2,6,8,0,0),(0,2,6,9,103,0);">
            <text:p>INSERT INTO pola(planszax, planszay, x , y, rodzaj, stwor) VALUES (0,2,6,0,0,0),(0,2,6,1,0,0),(0,2,6,2,101,0),(0,2,6,3,0,0),(0,2,6,4,0,0),(0,2,6,5,0,0),(0,2,6,6,103,0),(0,2,6,7,101,0),(0,2,6,8,0,0),(0,2,6,9,103,0);</text:p>
          </table:table-cell>
        </table:table-row>
        <table:table-row table:style-name="ro3">
          <table:table-cell table:style-name="ce40" office:value-type="float" office:value="0">
            <text:p>0</text:p>
          </table:table-cell>
          <table:table-cell table:number-columns-repeated="5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2,7,0,0,0),(0,2,7,1,0,0),(0,2,7,2,0,0),(0,2,7,3,0,0),(0,2,7,4,0,0),(0,2,7,5,0,0),(0,2,7,6,0,0),(0,2,7,7,0,0),(0,2,7,8,0,0),(0,2,7,9,102,0);">
            <text:p>INSERT INTO pola(planszax, planszay, x , y, rodzaj, stwor) VALUES (0,2,7,0,0,0),(0,2,7,1,0,0),(0,2,7,2,0,0),(0,2,7,3,0,0),(0,2,7,4,0,0),(0,2,7,5,0,0),(0,2,7,6,0,0),(0,2,7,7,0,0),(0,2,7,8,0,0),(0,2,7,9,102,0);</text:p>
          </table:table-cell>
        </table:table-row>
        <table:table-row table:style-name="ro3">
          <table:table-cell table:style-name="ce40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table:formula="of:=ROUND(100+RAND()*4)" office:value-type="float" office:value="101">
            <text:p>101</text:p>
          </table:table-cell>
          <table:table-cell table:style-name="ce46" table:formula="of:=ROUND(100+RAND()*4)"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2,8,0,0,0),(0,2,8,1,0,0),(0,2,8,2,104,0),(0,2,8,3,103,0),(0,2,8,4,101,0),(0,2,8,5,101,0),(0,2,8,6,0,0),(0,2,8,7,0,0),(0,2,8,8,0,0),(0,2,8,9,102,0);">
            <text:p>INSERT INTO pola(planszax, planszay, x , y, rodzaj, stwor) VALUES (0,2,8,0,0,0),(0,2,8,1,0,0),(0,2,8,2,104,0),(0,2,8,3,103,0),(0,2,8,4,101,0),(0,2,8,5,101,0),(0,2,8,6,0,0),(0,2,8,7,0,0),(0,2,8,8,0,0),(0,2,8,9,102,0);</text:p>
          </table:table-cell>
        </table:table-row>
        <table:table-row table:style-name="ro3">
          <table:table-cell table:style-name="ce41" office:value-type="float" office:value="0">
            <text:p>0</text:p>
          </table:table-cell>
          <table:table-cell table:number-columns-repeated="8" table:style-name="ce47" office:value-type="float" office:value="0">
            <text:p>0</text:p>
          </table:table-cell>
          <table:table-cell table:style-name="ce53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2,9,0,0,0),(0,2,9,1,0,0),(0,2,9,2,0,0),(0,2,9,3,0,0),(0,2,9,4,0,0),(0,2,9,5,0,0),(0,2,9,6,0,0),(0,2,9,7,0,0),(0,2,9,8,0,0),(0,2,9,9,103,0);">
            <text:p>INSERT INTO pola(planszax, planszay, x , y, rodzaj, stwor) VALUES (0,2,9,0,0,0),(0,2,9,1,0,0),(0,2,9,2,0,0),(0,2,9,3,0,0),(0,2,9,4,0,0),(0,2,9,5,0,0),(0,2,9,6,0,0),(0,2,9,7,0,0),(0,2,9,8,0,0),(0,2,9,9,103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42" office:value-type="float" office:value="0">
            <text:p>0</text:p>
          </table:table-cell>
          <table:table-cell table:number-columns-repeated="8" table:style-name="ce48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44" office:value-type="float" office:value="0">
            <text:p>0</text:p>
          </table:table-cell>
          <table:table-cell table:number-columns-repeated="8"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0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64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57" table:formula="of:=ROUND(100+RAND()*4)" office:value-type="float" office:value="102">
            <text:p>102</text:p>
          </table:table-cell>
          <table:table-cell table:number-columns-repeated="8" table:style-name="ce63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0,0,0,102,0),(1,0,0,1,0,0),(1,0,0,2,0,0),(1,0,0,3,0,0),(1,0,0,4,0,0),(1,0,0,5,0,0),(1,0,0,6,0,0),(1,0,0,7,0,0),(1,0,0,8,0,0),(1,0,0,9,0,0);">
            <text:p>INSERT INTO pola(planszax, planszay, x , y, rodzaj, stwor) VALUES (1,0,0,0,102,0),(1,0,0,1,0,0),(1,0,0,2,0,0),(1,0,0,3,0,0),(1,0,0,4,0,0),(1,0,0,5,0,0),(1,0,0,6,0,0),(1,0,0,7,0,0),(1,0,0,8,0,0),(1,0,0,9,0,0);</text:p>
          </table:table-cell>
        </table:table-row>
        <table:table-row table:style-name="ro3">
          <table:table-cell table:style-name="ce58" table:formula="of:=ROUND(100+RAND()*4)" office:value-type="float" office:value="100">
            <text:p>100</text:p>
          </table:table-cell>
          <table:table-cell table:number-columns-repeated="5" table:style-name="ce64" office:value-type="float" office:value="0">
            <text:p>0</text:p>
          </table:table-cell>
          <table:table-cell table:formula="of:=ROUND(100+RAND()*4)"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0,1,0,100,0),(1,0,1,1,0,0),(1,0,1,2,0,0),(1,0,1,3,0,0),(1,0,1,4,0,0),(1,0,1,5,0,0),(1,0,1,6,104,0),(1,0,1,7,0,0),(1,0,1,8,0,0),(1,0,1,9,0,0);">
            <text:p>INSERT INTO pola(planszax, planszay, x , y, rodzaj, stwor) VALUES (1,0,1,0,100,0),(1,0,1,1,0,0),(1,0,1,2,0,0),(1,0,1,3,0,0),(1,0,1,4,0,0),(1,0,1,5,0,0),(1,0,1,6,104,0),(1,0,1,7,0,0),(1,0,1,8,0,0),(1,0,1,9,0,0);</text:p>
          </table:table-cell>
        </table:table-row>
        <table:table-row table:style-name="ro3">
          <table:table-cell table:style-name="ce58" table:formula="of:=ROUND(100+RAND()*4)" office:value-type="float" office:value="102">
            <text:p>102</text:p>
          </table:table-cell>
          <table:table-cell table:style-name="ce64" table:formula="of:=ROUND(100+RAND()*4)" office:value-type="float" office:value="103">
            <text:p>103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3">
            <text:p>103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1">
            <text:p>101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0,2,0,102,0),(1,0,2,1,103,0),(1,0,2,2,0,0),(1,0,2,3,103,0),(1,0,2,4,0,0),(1,0,2,5,101,0),(1,0,2,6,103,0),(1,0,2,7,0,0),(1,0,2,8,0,0),(1,0,2,9,0,0);">
            <text:p>INSERT INTO pola(planszax, planszay, x , y, rodzaj, stwor) VALUES (1,0,2,0,102,0),(1,0,2,1,103,0),(1,0,2,2,0,0),(1,0,2,3,103,0),(1,0,2,4,0,0),(1,0,2,5,101,0),(1,0,2,6,103,0),(1,0,2,7,0,0),(1,0,2,8,0,0),(1,0,2,9,0,0);</text:p>
          </table:table-cell>
        </table:table-row>
        <table:table-row table:style-name="ro3">
          <table:table-cell table:style-name="ce58" table:formula="of:=ROUND(100+RAND()*4)" office:value-type="float" office:value="103">
            <text:p>103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2">
            <text:p>102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64" table:formula="of:=ROUND(100+RAND()*4)" office:value-type="float" office:value="100">
            <text:p>100</text:p>
          </table:table-cell>
          <table:table-cell table:style-name="ce64" table:formula="of:=ROUND(100+RAND()*4)" office:value-type="float" office:value="100">
            <text:p>100</text:p>
          </table:table-cell>
          <table:table-cell table:formula="of:=ROUND(100+RAND()*4)"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0,3,0,103,0),(1,0,3,1,0,0),(1,0,3,2,102,0),(1,0,3,3,101,0),(1,0,3,4,100,0),(1,0,3,5,100,0),(1,0,3,6,101,0),(1,0,3,7,0,0),(1,0,3,8,0,0),(1,0,3,9,0,0);">
            <text:p>INSERT INTO pola(planszax, planszay, x , y, rodzaj, stwor) VALUES (1,0,3,0,103,0),(1,0,3,1,0,0),(1,0,3,2,102,0),(1,0,3,3,101,0),(1,0,3,4,100,0),(1,0,3,5,100,0),(1,0,3,6,101,0),(1,0,3,7,0,0),(1,0,3,8,0,0),(1,0,3,9,0,0);</text:p>
          </table:table-cell>
        </table:table-row>
        <table:table-row table:style-name="ro3">
          <table:table-cell table:style-name="ce58" table:formula="of:=ROUND(100+RAND()*4)" office:value-type="float" office:value="101">
            <text:p>10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formula="of:=ROUND(100+RAND()*4)" office:value-type="float" office:value="100">
            <text:p>100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0,4,0,101,0),(1,0,4,1,0,0),(1,0,4,2,0,0),(1,0,4,3,100,0),(1,0,4,4,0,0),(1,0,4,5,0,0),(1,0,4,6,0,2),(1,0,4,7,0,0),(1,0,4,8,0,0),(1,0,4,9,0,0);">
            <text:p>INSERT INTO pola(planszax, planszay, x , y, rodzaj, stwor) VALUES (1,0,4,0,101,0),(1,0,4,1,0,0),(1,0,4,2,0,0),(1,0,4,3,100,0),(1,0,4,4,0,0),(1,0,4,5,0,0),(1,0,4,6,0,2),(1,0,4,7,0,0),(1,0,4,8,0,0),(1,0,4,9,0,0);</text:p>
          </table:table-cell>
        </table:table-row>
        <table:table-row table:style-name="ro3">
          <table:table-cell table:style-name="ce58" table:formula="of:=ROUND(100+RAND()*4)" office:value-type="float" office:value="101">
            <text:p>101</text:p>
          </table:table-cell>
          <table:table-cell table:style-name="ce64" table:formula="of:=ROUND(100+RAND()*4)" office:value-type="float" office:value="103">
            <text:p>103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table:formula="of:=ROUND(100+RAND()*4)" office:value-type="float" office:value="100">
            <text:p>100</text:p>
          </table:table-cell>
          <table:table-cell table:formula="of:=ROUND(100+RAND()*4)"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0,5,0,101,0),(1,0,5,1,103,0),(1,0,5,2,0,0),(1,0,5,3,0,0),(1,0,5,4,0,0),(1,0,5,5,100,0),(1,0,5,6,104,0),(1,0,5,7,0,0),(1,0,5,8,0,0),(1,0,5,9,0,0);">
            <text:p>INSERT INTO pola(planszax, planszay, x , y, rodzaj, stwor) VALUES (1,0,5,0,101,0),(1,0,5,1,103,0),(1,0,5,2,0,0),(1,0,5,3,0,0),(1,0,5,4,0,0),(1,0,5,5,100,0),(1,0,5,6,104,0),(1,0,5,7,0,0),(1,0,5,8,0,0),(1,0,5,9,0,0);</text:p>
          </table:table-cell>
        </table:table-row>
        <table:table-row table:style-name="ro3">
          <table:table-cell table:style-name="ce58" table:formula="of:=ROUND(100+RAND()*4)" office:value-type="float" office:value="103">
            <text:p>103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64" table:formula="of:=ROUND(100+RAND()*4)" office:value-type="float" office:value="103">
            <text:p>103</text:p>
          </table:table-cell>
          <table:table-cell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0,6,0,103,0),(1,0,6,1,101,0),(1,0,6,2,101,0),(1,0,6,3,101,0),(1,0,6,4,103,0),(1,0,6,5,0,0),(1,0,6,6,0,0),(1,0,6,7,0,0),(1,0,6,8,0,0),(1,0,6,9,0,0);">
            <text:p>INSERT INTO pola(planszax, planszay, x , y, rodzaj, stwor) VALUES (1,0,6,0,103,0),(1,0,6,1,101,0),(1,0,6,2,101,0),(1,0,6,3,101,0),(1,0,6,4,103,0),(1,0,6,5,0,0),(1,0,6,6,0,0),(1,0,6,7,0,0),(1,0,6,8,0,0),(1,0,6,9,0,0);</text:p>
          </table:table-cell>
        </table:table-row>
        <table:table-row table:style-name="ro3">
          <table:table-cell table:style-name="ce58" table:formula="of:=ROUND(100+RAND()*4)" office:value-type="float" office:value="103">
            <text:p>103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2">
            <text:p>102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0,7,0,103,0),(1,0,7,1,101,0),(1,0,7,2,0,0),(1,0,7,3,102,0),(1,0,7,4,0,0),(1,0,7,5,102,0),(1,0,7,6,0,0),(1,0,7,7,0,0),(1,0,7,8,0,0),(1,0,7,9,0,0);">
            <text:p>INSERT INTO pola(planszax, planszay, x , y, rodzaj, stwor) VALUES (1,0,7,0,103,0),(1,0,7,1,101,0),(1,0,7,2,0,0),(1,0,7,3,102,0),(1,0,7,4,0,0),(1,0,7,5,102,0),(1,0,7,6,0,0),(1,0,7,7,0,0),(1,0,7,8,0,0),(1,0,7,9,0,0);</text:p>
          </table:table-cell>
        </table:table-row>
        <table:table-row table:style-name="ro3">
          <table:table-cell table:style-name="ce58" table:formula="of:=ROUND(100+RAND()*4)" office:value-type="float" office:value="104">
            <text:p>104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0,8,0,104,0),(1,0,8,1,0,0),(1,0,8,2,0,0),(1,0,8,3,0,0),(1,0,8,4,0,0),(1,0,8,5,0,0),(1,0,8,6,0,0),(1,0,8,7,0,0),(1,0,8,8,101,0),(1,0,8,9,0,0);">
            <text:p>INSERT INTO pola(planszax, planszay, x , y, rodzaj, stwor) VALUES (1,0,8,0,104,0),(1,0,8,1,0,0),(1,0,8,2,0,0),(1,0,8,3,0,0),(1,0,8,4,0,0),(1,0,8,5,0,0),(1,0,8,6,0,0),(1,0,8,7,0,0),(1,0,8,8,101,0),(1,0,8,9,0,0);</text:p>
          </table:table-cell>
        </table:table-row>
        <table:table-row table:style-name="ro3">
          <table:table-cell table:style-name="ce59" table:formula="of:=ROUND(100+RAND()*4)" office:value-type="float" office:value="102">
            <text:p>102</text:p>
          </table:table-cell>
          <table:table-cell table:number-columns-repeated="8" table:style-name="ce65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0,9,0,102,0),(1,0,9,1,0,0),(1,0,9,2,0,0),(1,0,9,3,0,0),(1,0,9,4,0,0),(1,0,9,5,0,0),(1,0,9,6,0,0),(1,0,9,7,0,0),(1,0,9,8,0,0),(1,0,9,9,0,0);">
            <text:p>INSERT INTO pola(planszax, planszay, x , y, rodzaj, stwor) VALUES (1,0,9,0,102,0),(1,0,9,1,0,0),(1,0,9,2,0,0),(1,0,9,3,0,0),(1,0,9,4,0,0),(1,0,9,5,0,0),(1,0,9,6,0,0),(1,0,9,7,0,0),(1,0,9,8,0,0),(1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60" office:value-type="float" office:value="0">
            <text:p>0</text:p>
          </table:table-cell>
          <table:table-cell table:number-columns-repeated="8" table:style-name="ce66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61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62" office:value-type="float" office:value="0">
            <text:p>0</text:p>
          </table:table-cell>
          <table:table-cell table:number-columns-repeated="8" table:style-name="ce68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1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82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75" office:value-type="float" office:value="0">
            <text:p>0</text:p>
          </table:table-cell>
          <table:table-cell table:number-columns-repeated="8" table:style-name="ce81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1,0,0,0,0),(1,1,0,1,0,0),(1,1,0,2,0,0),(1,1,0,3,0,0),(1,1,0,4,0,0),(1,1,0,5,0,0),(1,1,0,6,0,0),(1,1,0,7,0,0),(1,1,0,8,0,0),(1,1,0,9,0,0);">
            <text:p>INSERT INTO pola(planszax, planszay, x , y, rodzaj, stwor) VALUES (1,1,0,0,0,0),(1,1,0,1,0,0),(1,1,0,2,0,0),(1,1,0,3,0,0),(1,1,0,4,0,0),(1,1,0,5,0,0),(1,1,0,6,0,0),(1,1,0,7,0,0),(1,1,0,8,0,0),(1,1,0,9,0,0);</text:p>
          </table:table-cell>
        </table:table-row>
        <table:table-row table:style-name="ro3">
          <table:table-cell table:style-name="ce76" office:value-type="float" office:value="0">
            <text:p>0</text:p>
          </table:table-cell>
          <table:table-cell table:style-name="ce82" office:value-type="float" office:value="108">
            <text:p>108</text:p>
          </table:table-cell>
          <table:table-cell table:style-name="ce82" table:formula="of:=ROUND(100+RAND()*4)" office:value-type="float" office:value="103">
            <text:p>103</text:p>
          </table:table-cell>
          <table:table-cell table:style-name="ce82" table:formula="of:=ROUND(100+RAND()*4)" office:value-type="float" office:value="100">
            <text:p>100</text:p>
          </table:table-cell>
          <table:table-cell table:style-name="ce82" table:formula="of:=ROUND(100+RAND()*4)" office:value-type="float" office:value="101">
            <text:p>101</text:p>
          </table:table-cell>
          <table:table-cell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1,1,0,0,0),(1,1,1,1,108,0),(1,1,1,2,103,0),(1,1,1,3,100,0),(1,1,1,4,101,0),(1,1,1,5,0,0),(1,1,1,6,0,0),(1,1,1,7,0,0),(1,1,1,8,0,0),(1,1,1,9,0,0);">
            <text:p>INSERT INTO pola(planszax, planszay, x , y, rodzaj, stwor) VALUES (1,1,1,0,0,0),(1,1,1,1,108,0),(1,1,1,2,103,0),(1,1,1,3,100,0),(1,1,1,4,101,0),(1,1,1,5,0,0),(1,1,1,6,0,0),(1,1,1,7,0,0),(1,1,1,8,0,0),(1,1,1,9,0,0);</text:p>
          </table:table-cell>
        </table:table-row>
        <table:table-row table:style-name="ro3">
          <table:table-cell table:style-name="ce76" office:value-type="float" office:value="0">
            <text:p>0</text:p>
          </table:table-cell>
          <table:table-cell table:style-name="ce82" office:value-type="float" office:value="108">
            <text:p>108</text:p>
          </table:table-cell>
          <table:table-cell table:style-name="ce82" office:value-type="float" office:value="0">
            <text:p>0</text:p>
          </table:table-cell>
          <table:table-cell table:style-name="ce82" table:formula="of:=ROUND(100+RAND()*4)" office:value-type="float" office:value="103">
            <text:p>103</text:p>
          </table:table-cell>
          <table:table-cell table:number-columns-repeated="2"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1,2,0,0,0),(1,1,2,1,108,0),(1,1,2,2,0,0),(1,1,2,3,103,0),(1,1,2,4,0,0),(1,1,2,5,0,0),(1,1,2,6,0,0),(1,1,2,7,0,0),(1,1,2,8,0,0),(1,1,2,9,0,0);">
            <text:p>INSERT INTO pola(planszax, planszay, x , y, rodzaj, stwor) VALUES (1,1,2,0,0,0),(1,1,2,1,108,0),(1,1,2,2,0,0),(1,1,2,3,103,0),(1,1,2,4,0,0),(1,1,2,5,0,0),(1,1,2,6,0,0),(1,1,2,7,0,0),(1,1,2,8,0,0),(1,1,2,9,0,0);</text:p>
          </table:table-cell>
        </table:table-row>
        <table:table-row table:style-name="ro3">
          <table:table-cell table:style-name="ce76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formula="of:=ROUND(100+RAND()*4)" office:value-type="float" office:value="104">
            <text:p>104</text:p>
          </table:table-cell>
          <table:table-cell table:number-columns-repeated="2" table:style-name="ce82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1,3,0,0,0),(1,1,3,1,0,0),(1,1,3,2,0,0),(1,1,3,3,104,0),(1,1,3,4,0,0),(1,1,3,5,0,0),(1,1,3,6,103,0),(1,1,3,7,0,0),(1,1,3,8,0,0),(1,1,3,9,0,0);">
            <text:p>INSERT INTO pola(planszax, planszay, x , y, rodzaj, stwor) VALUES (1,1,3,0,0,0),(1,1,3,1,0,0),(1,1,3,2,0,0),(1,1,3,3,104,0),(1,1,3,4,0,0),(1,1,3,5,0,0),(1,1,3,6,103,0),(1,1,3,7,0,0),(1,1,3,8,0,0),(1,1,3,9,0,0);</text:p>
          </table:table-cell>
        </table:table-row>
        <table:table-row table:style-name="ro3">
          <table:table-cell table:style-name="ce76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formula="of:=ROUND(100+RAND()*4)" office:value-type="float" office:value="100">
            <text:p>100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2">
            <text:p>102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1,4,0,0,0),(1,1,4,1,0,0),(1,1,4,2,0,0),(1,1,4,3,0,0),(1,1,4,4,0,0),(1,1,4,5,100,0),(1,1,4,6,102,0),(1,1,4,7,102,0),(1,1,4,8,0,0),(1,1,4,9,0,0);">
            <text:p>INSERT INTO pola(planszax, planszay, x , y, rodzaj, stwor) VALUES (1,1,4,0,0,0),(1,1,4,1,0,0),(1,1,4,2,0,0),(1,1,4,3,0,0),(1,1,4,4,0,0),(1,1,4,5,100,0),(1,1,4,6,102,0),(1,1,4,7,102,0),(1,1,4,8,0,0),(1,1,4,9,0,0);</text:p>
          </table:table-cell>
        </table:table-row>
        <table:table-row table:style-name="ro3">
          <table:table-cell table:style-name="ce76" office:value-type="float" office:value="0">
            <text:p>0</text:p>
          </table:table-cell>
          <table:table-cell table:number-columns-repeated="5" table:style-name="ce82" office:value-type="float" office:value="0">
            <text:p>0</text:p>
          </table:table-cell>
          <table:table-cell table:formula="of:=ROUND(100+RAND()*4)" office:value-type="float" office:value="104">
            <text:p>104</text:p>
          </table:table-cell>
          <table:table-cell table:formula="of:=ROUND(100+RAND()*4)" office:value-type="float" office:value="103">
            <text:p>103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1,5,0,0,0),(1,1,5,1,0,0),(1,1,5,2,0,0),(1,1,5,3,0,0),(1,1,5,4,0,0),(1,1,5,5,0,0),(1,1,5,6,104,0),(1,1,5,7,103,0),(1,1,5,8,0,0),(1,1,5,9,0,0);">
            <text:p>INSERT INTO pola(planszax, planszay, x , y, rodzaj, stwor) VALUES (1,1,5,0,0,0),(1,1,5,1,0,0),(1,1,5,2,0,0),(1,1,5,3,0,0),(1,1,5,4,0,0),(1,1,5,5,0,0),(1,1,5,6,104,0),(1,1,5,7,103,0),(1,1,5,8,0,0),(1,1,5,9,0,0);</text:p>
          </table:table-cell>
        </table:table-row>
        <table:table-row table:style-name="ro3">
          <table:table-cell table:style-name="ce76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08">
            <text:p>108</text:p>
          </table:table-cell>
          <table:table-cell table:style-name="ce82" table:formula="of:=ROUND(100+RAND()*4)" office:value-type="float" office:value="104">
            <text:p>104</text:p>
          </table:table-cell>
          <table:table-cell table:style-name="ce8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1,6,0,0,0),(1,1,6,1,0,0),(1,1,6,2,0,0),(1,1,6,3,108,0),(1,1,6,4,104,0),(1,1,6,5,0,3),(1,1,6,6,0,0),(1,1,6,7,103,0),(1,1,6,8,0,0),(1,1,6,9,0,0);">
            <text:p>INSERT INTO pola(planszax, planszay, x , y, rodzaj, stwor) VALUES (1,1,6,0,0,0),(1,1,6,1,0,0),(1,1,6,2,0,0),(1,1,6,3,108,0),(1,1,6,4,104,0),(1,1,6,5,0,3),(1,1,6,6,0,0),(1,1,6,7,103,0),(1,1,6,8,0,0),(1,1,6,9,0,0);</text:p>
          </table:table-cell>
        </table:table-row>
        <table:table-row table:style-name="ro3">
          <table:table-cell table:style-name="ce76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formula="of:=ROUND(100+RAND()*4)" office:value-type="float" office:value="103">
            <text:p>103</text:p>
          </table:table-cell>
          <table:table-cell table:style-name="ce82" table:formula="of:=ROUND(100+RAND()*4)" office:value-type="float" office:value="102">
            <text:p>102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3">
            <text:p>103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1,7,0,0,0),(1,1,7,1,0,0),(1,1,7,2,0,0),(1,1,7,3,0,0),(1,1,7,4,103,0),(1,1,7,5,102,0),(1,1,7,6,102,0),(1,1,7,7,103,0),(1,1,7,8,0,0),(1,1,7,9,0,0);">
            <text:p>INSERT INTO pola(planszax, planszay, x , y, rodzaj, stwor) VALUES (1,1,7,0,0,0),(1,1,7,1,0,0),(1,1,7,2,0,0),(1,1,7,3,0,0),(1,1,7,4,103,0),(1,1,7,5,102,0),(1,1,7,6,102,0),(1,1,7,7,103,0),(1,1,7,8,0,0),(1,1,7,9,0,0);</text:p>
          </table:table-cell>
        </table:table-row>
        <table:table-row table:style-name="ro3">
          <table:table-cell table:style-name="ce76" office:value-type="float" office:value="0">
            <text:p>0</text:p>
          </table:table-cell>
          <table:table-cell table:number-columns-repeated="5"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1,8,0,0,0),(1,1,8,1,0,0),(1,1,8,2,0,0),(1,1,8,3,0,0),(1,1,8,4,0,0),(1,1,8,5,0,0),(1,1,8,6,0,0),(1,1,8,7,0,0),(1,1,8,8,0,0),(1,1,8,9,0,0);">
            <text:p>INSERT INTO pola(planszax, planszay, x , y, rodzaj, stwor) VALUES (1,1,8,0,0,0),(1,1,8,1,0,0),(1,1,8,2,0,0),(1,1,8,3,0,0),(1,1,8,4,0,0),(1,1,8,5,0,0),(1,1,8,6,0,0),(1,1,8,7,0,0),(1,1,8,8,0,0),(1,1,8,9,0,0);</text:p>
          </table:table-cell>
        </table:table-row>
        <table:table-row table:style-name="ro3">
          <table:table-cell table:style-name="ce77" office:value-type="float" office:value="0">
            <text:p>0</text:p>
          </table:table-cell>
          <table:table-cell table:number-columns-repeated="8" table:style-name="ce83" office:value-type="float" office:value="0">
            <text:p>0</text:p>
          </table:table-cell>
          <table:table-cell table:style-name="ce8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1,9,0,0,0),(1,1,9,1,0,0),(1,1,9,2,0,0),(1,1,9,3,0,0),(1,1,9,4,0,0),(1,1,9,5,0,0),(1,1,9,6,0,0),(1,1,9,7,0,0),(1,1,9,8,0,0),(1,1,9,9,0,0);">
            <text:p>INSERT INTO pola(planszax, planszay, x , y, rodzaj, stwor) VALUES (1,1,9,0,0,0),(1,1,9,1,0,0),(1,1,9,2,0,0),(1,1,9,3,0,0),(1,1,9,4,0,0),(1,1,9,5,0,0),(1,1,9,6,0,0),(1,1,9,7,0,0),(1,1,9,8,0,0),(1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78" office:value-type="float" office:value="0">
            <text:p>0</text:p>
          </table:table-cell>
          <table:table-cell table:number-columns-repeated="8" table:style-name="ce84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79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3">
            <text:p>3</text:p>
          </table:table-cell>
          <table:table-cell table:number-columns-repeated="3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80" office:value-type="float" office:value="0">
            <text:p>0</text:p>
          </table:table-cell>
          <table:table-cell table:number-columns-repeated="8" table:style-name="ce86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_12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100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93" office:value-type="float" office:value="0">
            <text:p>0</text:p>
          </table:table-cell>
          <table:table-cell table:number-columns-repeated="8" table:style-name="ce99" office:value-type="float" office:value="0">
            <text:p>0</text:p>
          </table:table-cell>
          <table:table-cell table:style-name="ce105" table:formula="of:=ROUND(100+RAND()*4)" office:value-type="float" office:value="101">
            <text:p>101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2,0,0,0,0),(1,2,0,1,0,0),(1,2,0,2,0,0),(1,2,0,3,0,0),(1,2,0,4,0,0),(1,2,0,5,0,0),(1,2,0,6,0,0),(1,2,0,7,0,0),(1,2,0,8,0,0),(1,2,0,9,101,0);">
            <text:p>INSERT INTO pola(planszax, planszay, x , y, rodzaj, stwor) VALUES (1,2,0,0,0,0),(1,2,0,1,0,0),(1,2,0,2,0,0),(1,2,0,3,0,0),(1,2,0,4,0,0),(1,2,0,5,0,0),(1,2,0,6,0,0),(1,2,0,7,0,0),(1,2,0,8,0,0),(1,2,0,9,101,0);</text:p>
          </table:table-cell>
        </table:table-row>
        <table:table-row table:style-name="ro3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2,1,0,0,0),(1,2,1,1,0,0),(1,2,1,2,0,0),(1,2,1,3,0,0),(1,2,1,4,0,0),(1,2,1,5,0,0),(1,2,1,6,0,0),(1,2,1,7,0,0),(1,2,1,8,0,1),(1,2,1,9,103,0);">
            <text:p>INSERT INTO pola(planszax, planszay, x , y, rodzaj, stwor) VALUES (1,2,1,0,0,0),(1,2,1,1,0,0),(1,2,1,2,0,0),(1,2,1,3,0,0),(1,2,1,4,0,0),(1,2,1,5,0,0),(1,2,1,6,0,0),(1,2,1,7,0,0),(1,2,1,8,0,1),(1,2,1,9,103,0);</text:p>
          </table:table-cell>
        </table:table-row>
        <table:table-row table:style-name="ro3">
          <table:table-cell table:style-name="ce94" office:value-type="float" office:value="0">
            <text:p>0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2,2,0,0,0),(1,2,2,1,0,0),(1,2,2,2,0,0),(1,2,2,3,0,0),(1,2,2,4,0,0),(1,2,2,5,106,0),(1,2,2,6,107,0),(1,2,2,7,0,0),(1,2,2,8,0,0),(1,2,2,9,103,0);">
            <text:p>INSERT INTO pola(planszax, planszay, x , y, rodzaj, stwor) VALUES (1,2,2,0,0,0),(1,2,2,1,0,0),(1,2,2,2,0,0),(1,2,2,3,0,0),(1,2,2,4,0,0),(1,2,2,5,106,0),(1,2,2,6,107,0),(1,2,2,7,0,0),(1,2,2,8,0,0),(1,2,2,9,103,0);</text:p>
          </table:table-cell>
        </table:table-row>
        <table:table-row table:style-name="ro3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2,3,0,0,0),(1,2,3,1,0,0),(1,2,3,2,0,0),(1,2,3,3,0,0),(1,2,3,4,0,0),(1,2,3,5,0,0),(1,2,3,6,0,0),(1,2,3,7,0,0),(1,2,3,8,0,0),(1,2,3,9,102,0);">
            <text:p>INSERT INTO pola(planszax, planszay, x , y, rodzaj, stwor) VALUES (1,2,3,0,0,0),(1,2,3,1,0,0),(1,2,3,2,0,0),(1,2,3,3,0,0),(1,2,3,4,0,0),(1,2,3,5,0,0),(1,2,3,6,0,0),(1,2,3,7,0,0),(1,2,3,8,0,0),(1,2,3,9,102,0);</text:p>
          </table:table-cell>
        </table:table-row>
        <table:table-row table:style-name="ro3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0">
            <text:p>10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2,4,0,0,0),(1,2,4,1,0,0),(1,2,4,2,0,0),(1,2,4,3,0,0),(1,2,4,4,0,1),(1,2,4,5,0,0),(1,2,4,6,0,0),(1,2,4,7,0,0),(1,2,4,8,0,0),(1,2,4,9,100,0);">
            <text:p>INSERT INTO pola(planszax, planszay, x , y, rodzaj, stwor) VALUES (1,2,4,0,0,0),(1,2,4,1,0,0),(1,2,4,2,0,0),(1,2,4,3,0,0),(1,2,4,4,0,1),(1,2,4,5,0,0),(1,2,4,6,0,0),(1,2,4,7,0,0),(1,2,4,8,0,0),(1,2,4,9,100,0);</text:p>
          </table:table-cell>
        </table:table-row>
        <table:table-row table:style-name="ro3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2,5,0,0,0),(1,2,5,1,0,0),(1,2,5,2,0,0),(1,2,5,3,0,0),(1,2,5,4,0,0),(1,2,5,5,0,0),(1,2,5,6,0,0),(1,2,5,7,0,0),(1,2,5,8,0,0),(1,2,5,9,102,0);">
            <text:p>INSERT INTO pola(planszax, planszay, x , y, rodzaj, stwor) VALUES (1,2,5,0,0,0),(1,2,5,1,0,0),(1,2,5,2,0,0),(1,2,5,3,0,0),(1,2,5,4,0,0),(1,2,5,5,0,0),(1,2,5,6,0,0),(1,2,5,7,0,0),(1,2,5,8,0,0),(1,2,5,9,102,0);</text:p>
          </table:table-cell>
        </table:table-row>
        <table:table-row table:style-name="ro3">
          <table:table-cell table:style-name="ce94" office:value-type="float" office:value="0">
            <text:p>0</text:p>
          </table:table-cell>
          <table:table-cell table:style-name="ce100" office:value-type="float" office:value="109">
            <text:p>109</text:p>
          </table:table-cell>
          <table:table-cell table:style-name="ce100" office:value-type="float" office:value="110">
            <text:p>110</text:p>
          </table:table-cell>
          <table:table-cell table:style-name="ce100" office:value-type="float" office:value="111">
            <text:p>111</text:p>
          </table:table-cell>
          <table:table-cell table:number-columns-repeated="2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2,6,0,0,0),(1,2,6,1,109,0),(1,2,6,2,110,0),(1,2,6,3,111,0),(1,2,6,4,0,0),(1,2,6,5,0,0),(1,2,6,6,0,0),(1,2,6,7,0,0),(1,2,6,8,0,1),(1,2,6,9,100,0);">
            <text:p>INSERT INTO pola(planszax, planszay, x , y, rodzaj, stwor) VALUES (1,2,6,0,0,0),(1,2,6,1,109,0),(1,2,6,2,110,0),(1,2,6,3,111,0),(1,2,6,4,0,0),(1,2,6,5,0,0),(1,2,6,6,0,0),(1,2,6,7,0,0),(1,2,6,8,0,1),(1,2,6,9,100,0);</text:p>
          </table:table-cell>
        </table:table-row>
        <table:table-row table:style-name="ro3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2,7,0,0,0),(1,2,7,1,0,0),(1,2,7,2,0,0),(1,2,7,3,0,0),(1,2,7,4,0,1),(1,2,7,5,0,0),(1,2,7,6,0,0),(1,2,7,7,0,0),(1,2,7,8,0,0),(1,2,7,9,100,0);">
            <text:p>INSERT INTO pola(planszax, planszay, x , y, rodzaj, stwor) VALUES (1,2,7,0,0,0),(1,2,7,1,0,0),(1,2,7,2,0,0),(1,2,7,3,0,0),(1,2,7,4,0,1),(1,2,7,5,0,0),(1,2,7,6,0,0),(1,2,7,7,0,0),(1,2,7,8,0,0),(1,2,7,9,100,0);</text:p>
          </table:table-cell>
        </table:table-row>
        <table:table-row table:style-name="ro3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2,8,0,0,0),(1,2,8,1,0,0),(1,2,8,2,0,0),(1,2,8,3,0,0),(1,2,8,4,0,0),(1,2,8,5,0,0),(1,2,8,6,0,0),(1,2,8,7,0,0),(1,2,8,8,0,0),(1,2,8,9,101,0);">
            <text:p>INSERT INTO pola(planszax, planszay, x , y, rodzaj, stwor) VALUES (1,2,8,0,0,0),(1,2,8,1,0,0),(1,2,8,2,0,0),(1,2,8,3,0,0),(1,2,8,4,0,0),(1,2,8,5,0,0),(1,2,8,6,0,0),(1,2,8,7,0,0),(1,2,8,8,0,0),(1,2,8,9,101,0);</text:p>
          </table:table-cell>
        </table:table-row>
        <table:table-row table:style-name="ro3">
          <table:table-cell table:style-name="ce95" office:value-type="float" office:value="0">
            <text:p>0</text:p>
          </table:table-cell>
          <table:table-cell table:number-columns-repeated="8" table:style-name="ce101" office:value-type="float" office:value="0">
            <text:p>0</text:p>
          </table:table-cell>
          <table:table-cell table:style-name="ce107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2,9,0,0,0),(1,2,9,1,0,0),(1,2,9,2,0,0),(1,2,9,3,0,0),(1,2,9,4,0,0),(1,2,9,5,0,0),(1,2,9,6,0,0),(1,2,9,7,0,0),(1,2,9,8,0,0),(1,2,9,9,101,0);">
            <text:p>INSERT INTO pola(planszax, planszay, x , y, rodzaj, stwor) VALUES (1,2,9,0,0,0),(1,2,9,1,0,0),(1,2,9,2,0,0),(1,2,9,3,0,0),(1,2,9,4,0,0),(1,2,9,5,0,0),(1,2,9,6,0,0),(1,2,9,7,0,0),(1,2,9,8,0,0),(1,2,9,9,101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96" office:value-type="float" office:value="0">
            <text:p>0</text:p>
          </table:table-cell>
          <table:table-cell table:number-columns-repeated="8" table:style-name="ce102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97" office:value-type="float" office:value="0">
            <text:p>0</text:p>
          </table:table-cell>
          <table:table-cell table:number-columns-repeated="7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9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4"/>
          <table:table-cell office:value-type="string">
            <text:p>109 – jezioro lewo</text:p>
          </table:table-cell>
          <table:table-cell/>
        </table:table-row>
        <table:table-row table:style-name="ro3">
          <table:table-cell table:style-name="ce97" office:value-type="float" office:value="0">
            <text:p>0</text:p>
          </table:table-cell>
          <table:table-cell table:number-columns-repeated="7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4"/>
          <table:table-cell office:value-type="string">
            <text:p>110 – jezioro srodek</text:p>
          </table:table-cell>
          <table:table-cell/>
        </table:table-row>
        <table:table-row table:style-name="ro3">
          <table:table-cell table:style-name="ce9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4"/>
          <table:table-cell office:value-type="string">
            <text:p>111 – jezioro prawo</text:p>
          </table:table-cell>
          <table:table-cell/>
        </table:table-row>
        <table:table-row table:style-name="ro3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98" office:value-type="float" office:value="0">
            <text:p>0</text:p>
          </table:table-cell>
          <table:table-cell table:number-columns-repeated="8" table:style-name="ce104" office:value-type="float" office:value="0">
            <text:p>0</text:p>
          </table:table-cell>
          <table:table-cell table:style-name="ce110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0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118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111" table:formula="of:=ROUND(100+RAND()*4)" office:value-type="float" office:value="102">
            <text:p>102</text:p>
          </table:table-cell>
          <table:table-cell table:number-columns-repeated="8" table:style-name="ce117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102,0),(2,0,0,1,0,0),(2,0,0,2,0,0),(2,0,0,3,0,0),(2,0,0,4,0,0),(2,0,0,5,0,0),(2,0,0,6,0,0),(2,0,0,7,0,0),(2,0,0,8,0,0),(2,0,0,9,0,0);">
            <text:p>INSERT INTO pola(planszax, planszay, x , y, rodzaj, stwor) VALUES (2,0,0,0,102,0),(2,0,0,1,0,0),(2,0,0,2,0,0),(2,0,0,3,0,0),(2,0,0,4,0,0),(2,0,0,5,0,0),(2,0,0,6,0,0),(2,0,0,7,0,0),(2,0,0,8,0,0),(2,0,0,9,0,0);</text:p>
          </table:table-cell>
        </table:table-row>
        <table:table-row table:style-name="ro3">
          <table:table-cell table:style-name="ce112" table:formula="of:=ROUND(100+RAND()*4)" office:value-type="float" office:value="101">
            <text:p>101</text:p>
          </table:table-cell>
          <table:table-cell table:number-columns-repeated="5" table:style-name="ce11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101,0),(2,0,1,1,0,0),(2,0,1,2,0,0),(2,0,1,3,0,0),(2,0,1,4,0,0),(2,0,1,5,0,0),(2,0,1,6,0,0),(2,0,1,7,0,0),(2,0,1,8,0,0),(2,0,1,9,0,0);">
            <text:p>INSERT INTO pola(planszax, planszay, x , y, rodzaj, stwor) VALUES (2,0,1,0,101,0),(2,0,1,1,0,0),(2,0,1,2,0,0),(2,0,1,3,0,0),(2,0,1,4,0,0),(2,0,1,5,0,0),(2,0,1,6,0,0),(2,0,1,7,0,0),(2,0,1,8,0,0),(2,0,1,9,0,0);</text:p>
          </table:table-cell>
        </table:table-row>
        <table:table-row table:style-name="ro3">
          <table:table-cell table:style-name="ce112" table:formula="of:=ROUND(100+RAND()*4)" office:value-type="float" office:value="102">
            <text:p>102</text:p>
          </table:table-cell>
          <table:table-cell table:number-columns-repeated="5" table:style-name="ce11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102,0),(2,0,2,1,0,0),(2,0,2,2,0,0),(2,0,2,3,0,0),(2,0,2,4,0,0),(2,0,2,5,0,0),(2,0,2,6,0,0),(2,0,2,7,0,0),(2,0,2,8,0,0),(2,0,2,9,0,0);">
            <text:p>INSERT INTO pola(planszax, planszay, x , y, rodzaj, stwor) VALUES (2,0,2,0,102,0),(2,0,2,1,0,0),(2,0,2,2,0,0),(2,0,2,3,0,0),(2,0,2,4,0,0),(2,0,2,5,0,0),(2,0,2,6,0,0),(2,0,2,7,0,0),(2,0,2,8,0,0),(2,0,2,9,0,0);</text:p>
          </table:table-cell>
        </table:table-row>
        <table:table-row table:style-name="ro3">
          <table:table-cell table:style-name="ce112" table:formula="of:=ROUND(100+RAND()*4)" office:value-type="float" office:value="101">
            <text:p>10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08">
            <text:p>108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0">
            <text:p>10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101,0),(2,0,3,1,0,0),(2,0,3,2,0,0),(2,0,3,3,0,0),(2,0,3,4,0,0),(2,0,3,5,108,0),(2,0,3,6,103,0),(2,0,3,7,100,0),(2,0,3,8,0,0),(2,0,3,9,0,0);">
            <text:p>INSERT INTO pola(planszax, planszay, x , y, rodzaj, stwor) VALUES (2,0,3,0,101,0),(2,0,3,1,0,0),(2,0,3,2,0,0),(2,0,3,3,0,0),(2,0,3,4,0,0),(2,0,3,5,108,0),(2,0,3,6,103,0),(2,0,3,7,100,0),(2,0,3,8,0,0),(2,0,3,9,0,0);</text:p>
          </table:table-cell>
        </table:table-row>
        <table:table-row table:style-name="ro3">
          <table:table-cell table:style-name="ce112" table:formula="of:=ROUND(100+RAND()*4)" office:value-type="float" office:value="101">
            <text:p>101</text:p>
          </table:table-cell>
          <table:table-cell table:style-name="ce118" table:formula="of:=ROUND(100+RAND()*4)" office:value-type="float" office:value="100">
            <text:p>100</text:p>
          </table:table-cell>
          <table:table-cell table:number-columns-repeated="4" table:style-name="ce118" office:value-type="float" office:value="0">
            <text:p>0</text:p>
          </table:table-cell>
          <table:table-cell table:formula="of:=ROUND(100+RAND()*4)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101,0),(2,0,4,1,100,0),(2,0,4,2,0,0),(2,0,4,3,0,0),(2,0,4,4,0,4),(2,0,4,5,0,0),(2,0,4,6,100,0),(2,0,4,7,0,0),(2,0,4,8,0,0),(2,0,4,9,0,0);">
            <text:p>INSERT INTO pola(planszax, planszay, x , y, rodzaj, stwor) VALUES (2,0,4,0,101,0),(2,0,4,1,100,0),(2,0,4,2,0,0),(2,0,4,3,0,0),(2,0,4,4,0,4),(2,0,4,5,0,0),(2,0,4,6,100,0),(2,0,4,7,0,0),(2,0,4,8,0,0),(2,0,4,9,0,0);</text:p>
          </table:table-cell>
        </table:table-row>
        <table:table-row table:style-name="ro3">
          <table:table-cell table:style-name="ce112" table:formula="of:=ROUND(100+RAND()*4)" office:value-type="float" office:value="102">
            <text:p>102</text:p>
          </table:table-cell>
          <table:table-cell table:style-name="ce118" table:formula="of:=ROUND(100+RAND()*4)" office:value-type="float" office:value="102">
            <text:p>102</text:p>
          </table:table-cell>
          <table:table-cell table:style-name="ce118" table:formula="of:=ROUND(100+RAND()*4)" office:value-type="float" office:value="102">
            <text:p>102</text:p>
          </table:table-cell>
          <table:table-cell table:style-name="ce118" table:formula="of:=ROUND(100+RAND()*4)" office:value-type="float" office:value="102">
            <text:p>102</text:p>
          </table:table-cell>
          <table:table-cell table:number-columns-repeated="2" table:style-name="ce118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1">
            <text:p>101</text:p>
          </table:table-cell>
          <table:table-cell table:style-name="ce118" table:formula="of:=ROUND(100+RAND()*4)" office:value-type="float" office:value="102">
            <text:p>102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102,0),(2,0,5,1,102,0),(2,0,5,2,102,0),(2,0,5,3,102,0),(2,0,5,4,0,0),(2,0,5,5,0,0),(2,0,5,6,103,0),(2,0,5,7,101,0),(2,0,5,8,102,0),(2,0,5,9,0,0);">
            <text:p>INSERT INTO pola(planszax, planszay, x , y, rodzaj, stwor) VALUES (2,0,5,0,102,0),(2,0,5,1,102,0),(2,0,5,2,102,0),(2,0,5,3,102,0),(2,0,5,4,0,0),(2,0,5,5,0,0),(2,0,5,6,103,0),(2,0,5,7,101,0),(2,0,5,8,102,0),(2,0,5,9,0,0);</text:p>
          </table:table-cell>
        </table:table-row>
        <table:table-row table:style-name="ro3">
          <table:table-cell table:style-name="ce112" table:formula="of:=ROUND(100+RAND()*4)" office:value-type="float" office:value="101">
            <text:p>101</text:p>
          </table:table-cell>
          <table:table-cell table:style-name="ce118" table:formula="of:=ROUND(100+RAND()*4)" office:value-type="float" office:value="103">
            <text:p>103</text:p>
          </table:table-cell>
          <table:table-cell table:style-name="ce118" office:value-type="float" office:value="0">
            <text:p>0</text:p>
          </table:table-cell>
          <table:table-cell table:style-name="ce118" table:formula="of:=ROUND(100+RAND()*4)" office:value-type="float" office:value="102">
            <text:p>102</text:p>
          </table:table-cell>
          <table:table-cell table:number-columns-repeated="2" table:style-name="ce118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4">
            <text:p>104</text:p>
          </table:table-cell>
          <table:table-cell table:style-name="ce118" table:formula="of:=ROUND(100+RAND()*4)" office:value-type="float" office:value="101">
            <text:p>101</text:p>
          </table:table-cell>
          <table:table-cell table:style-name="ce124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101,0),(2,0,6,1,103,0),(2,0,6,2,0,0),(2,0,6,3,102,0),(2,0,6,4,0,0),(2,0,6,5,0,0),(2,0,6,6,0,0),(2,0,6,7,104,0),(2,0,6,8,101,0),(2,0,6,9,101,0);">
            <text:p>INSERT INTO pola(planszax, planszay, x , y, rodzaj, stwor) VALUES (2,0,6,0,101,0),(2,0,6,1,103,0),(2,0,6,2,0,0),(2,0,6,3,102,0),(2,0,6,4,0,0),(2,0,6,5,0,0),(2,0,6,6,0,0),(2,0,6,7,104,0),(2,0,6,8,101,0),(2,0,6,9,101,0);</text:p>
          </table:table-cell>
        </table:table-row>
        <table:table-row table:style-name="ro3">
          <table:table-cell table:style-name="ce112" table:formula="of:=ROUND(100+RAND()*4)" office:value-type="float" office:value="102">
            <text:p>102</text:p>
          </table:table-cell>
          <table:table-cell table:style-name="ce118" table:formula="of:=ROUND(100+RAND()*4)" office:value-type="float" office:value="100">
            <text:p>100</text:p>
          </table:table-cell>
          <table:table-cell table:style-name="ce118" table:formula="of:=ROUND(100+RAND()*4)" office:value-type="float" office:value="101">
            <text:p>101</text:p>
          </table:table-cell>
          <table:table-cell table:style-name="ce118" table:formula="of:=ROUND(100+RAND()*4)" office:value-type="float" office:value="101">
            <text:p>101</text:p>
          </table:table-cell>
          <table:table-cell table:style-name="ce118" table:formula="of:=ROUND(100+RAND()*4)" office:value-type="float" office:value="103">
            <text:p>103</text:p>
          </table:table-cell>
          <table:table-cell table:style-name="ce11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8" table:formula="of:=ROUND(100+RAND()*4)" office:value-type="float" office:value="100">
            <text:p>100</text:p>
          </table:table-cell>
          <table:table-cell table:style-name="ce124" table:formula="of:=ROUND(100+RAND()*4)" office:value-type="float" office:value="104">
            <text:p>104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102,0),(2,0,7,1,100,0),(2,0,7,2,101,0),(2,0,7,3,101,0),(2,0,7,4,103,0),(2,0,7,5,0,0),(2,0,7,6,0,0),(2,0,7,7,0,0),(2,0,7,8,100,0),(2,0,7,9,104,0);">
            <text:p>INSERT INTO pola(planszax, planszay, x , y, rodzaj, stwor) VALUES (2,0,7,0,102,0),(2,0,7,1,100,0),(2,0,7,2,101,0),(2,0,7,3,101,0),(2,0,7,4,103,0),(2,0,7,5,0,0),(2,0,7,6,0,0),(2,0,7,7,0,0),(2,0,7,8,100,0),(2,0,7,9,104,0);</text:p>
          </table:table-cell>
        </table:table-row>
        <table:table-row table:style-name="ro3">
          <table:table-cell table:style-name="ce112" office:value-type="float" office:value="0">
            <text:p>0</text:p>
          </table:table-cell>
          <table:table-cell table:style-name="ce118" table:formula="of:=ROUND(100+RAND()*4)" office:value-type="float" office:value="104">
            <text:p>104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formula="of:=ROUND(100+RAND()*4)" office:value-type="float" office:value="101">
            <text:p>101</text:p>
          </table:table-cell>
          <table:table-cell table:style-name="ce11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104,0),(2,0,8,2,0,0),(2,0,8,3,0,0),(2,0,8,4,101,0),(2,0,8,5,0,0),(2,0,8,6,0,0),(2,0,8,7,0,0),(2,0,8,8,0,0),(2,0,8,9,0,0);">
            <text:p>INSERT INTO pola(planszax, planszay, x , y, rodzaj, stwor) VALUES (2,0,8,0,0,0),(2,0,8,1,104,0),(2,0,8,2,0,0),(2,0,8,3,0,0),(2,0,8,4,101,0),(2,0,8,5,0,0),(2,0,8,6,0,0),(2,0,8,7,0,0),(2,0,8,8,0,0),(2,0,8,9,0,0);</text:p>
          </table:table-cell>
        </table:table-row>
        <table:table-row table:style-name="ro3">
          <table:table-cell table:style-name="ce113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formula="of:=ROUND(100+RAND()*4)" office:value-type="float" office:value="101">
            <text:p>101</text:p>
          </table:table-cell>
          <table:table-cell table:style-name="ce119" office:value-type="float" office:value="0">
            <text:p>0</text:p>
          </table:table-cell>
          <table:table-cell table:style-name="ce119" table:formula="of:=ROUND(100+RAND()*4)" office:value-type="float" office:value="103">
            <text:p>103</text:p>
          </table:table-cell>
          <table:table-cell table:style-name="ce119" table:formula="of:=ROUND(100+RAND()*4)" office:value-type="float" office:value="101">
            <text:p>101</text:p>
          </table:table-cell>
          <table:table-cell table:style-name="ce119" table:formula="of:=ROUND(100+RAND()*4)" office:value-type="float" office:value="103">
            <text:p>103</text:p>
          </table:table-cell>
          <table:table-cell table:style-name="ce119" table:formula="of:=ROUND(100+RAND()*4)" office:value-type="float" office:value="102">
            <text:p>102</text:p>
          </table:table-cell>
          <table:table-cell table:style-name="ce119" table:formula="of:=ROUND(100+RAND()*4)" office:value-type="float" office:value="102">
            <text:p>102</text:p>
          </table:table-cell>
          <table:table-cell table:style-name="ce125" office:value-type="float" office:value="108">
            <text:p>108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101,0),(2,0,9,3,0,0),(2,0,9,4,103,0),(2,0,9,5,101,0),(2,0,9,6,103,0),(2,0,9,7,102,0),(2,0,9,8,102,0),(2,0,9,9,108,0);">
            <text:p>INSERT INTO pola(planszax, planszay, x , y, rodzaj, stwor) VALUES (2,0,9,0,0,0),(2,0,9,1,0,0),(2,0,9,2,101,0),(2,0,9,3,0,0),(2,0,9,4,103,0),(2,0,9,5,101,0),(2,0,9,6,103,0),(2,0,9,7,102,0),(2,0,9,8,102,0),(2,0,9,9,108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114" office:value-type="float" office:value="0">
            <text:p>0</text:p>
          </table:table-cell>
          <table:table-cell table:number-columns-repeated="8" table:style-name="ce120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115" office:value-type="float" office:value="0"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4">
            <text:p>4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16" office:value-type="float" office:value="0">
            <text:p>0</text:p>
          </table:table-cell>
          <table:table-cell table:number-columns-repeated="8" table:style-name="ce122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1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136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129" office:value-type="float" office:value="0">
            <text:p>0</text:p>
          </table:table-cell>
          <table:table-cell table:number-columns-repeated="8" table:style-name="ce135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1,0,0,0,0),(2,1,0,1,0,0),(2,1,0,2,0,0),(2,1,0,3,0,0),(2,1,0,4,0,0),(2,1,0,5,0,0),(2,1,0,6,0,0),(2,1,0,7,0,0),(2,1,0,8,0,0),(2,1,0,9,0,0);">
            <text:p>INSERT INTO pola(planszax, planszay, x , y, rodzaj, stwor) VALUES (2,1,0,0,0,0),(2,1,0,1,0,0),(2,1,0,2,0,0),(2,1,0,3,0,0),(2,1,0,4,0,0),(2,1,0,5,0,0),(2,1,0,6,0,0),(2,1,0,7,0,0),(2,1,0,8,0,0),(2,1,0,9,0,0);</text:p>
          </table:table-cell>
        </table:table-row>
        <table:table-row table:style-name="ro3">
          <table:table-cell table:style-name="ce130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formula="of:=ROUND(100+RAND()*4)" office:value-type="float" office:value="103">
            <text:p>103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formula="of:=ROUND(100+RAND()*4)"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1,1,0,0,0),(2,1,1,1,0,0),(2,1,1,2,103,0),(2,1,1,3,0,0),(2,1,1,4,0,0),(2,1,1,5,102,0),(2,1,1,6,108,0),(2,1,1,7,0,0),(2,1,1,8,0,0),(2,1,1,9,0,0);">
            <text:p>INSERT INTO pola(planszax, planszay, x , y, rodzaj, stwor) VALUES (2,1,1,0,0,0),(2,1,1,1,0,0),(2,1,1,2,103,0),(2,1,1,3,0,0),(2,1,1,4,0,0),(2,1,1,5,102,0),(2,1,1,6,108,0),(2,1,1,7,0,0),(2,1,1,8,0,0),(2,1,1,9,0,0);</text:p>
          </table:table-cell>
        </table:table-row>
        <table:table-row table:style-name="ro3">
          <table:table-cell table:style-name="ce130" office:value-type="float" office:value="0">
            <text:p>0</text:p>
          </table:table-cell>
          <table:table-cell table:number-columns-repeated="5" table:style-name="ce13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1,2,0,0,0),(2,1,2,1,0,0),(2,1,2,2,0,0),(2,1,2,3,0,0),(2,1,2,4,0,0),(2,1,2,5,0,0),(2,1,2,6,0,0),(2,1,2,7,0,0),(2,1,2,8,0,0),(2,1,2,9,0,0);">
            <text:p>INSERT INTO pola(planszax, planszay, x , y, rodzaj, stwor) VALUES (2,1,2,0,0,0),(2,1,2,1,0,0),(2,1,2,2,0,0),(2,1,2,3,0,0),(2,1,2,4,0,0),(2,1,2,5,0,0),(2,1,2,6,0,0),(2,1,2,7,0,0),(2,1,2,8,0,0),(2,1,2,9,0,0);</text:p>
          </table:table-cell>
        </table:table-row>
        <table:table-row table:style-name="ro3">
          <table:table-cell table:style-name="ce130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formula="of:=ROUND(100+RAND()*4)" office:value-type="float" office:value="100">
            <text:p>100</text:p>
          </table:table-cell>
          <table:table-cell table:style-name="ce136" table:formula="of:=ROUND(100+RAND()*4)" office:value-type="float" office:value="102">
            <text:p>102</text:p>
          </table:table-cell>
          <table:table-cell table:style-name="ce136" table:formula="of:=ROUND(100+RAND()*4)" office:value-type="float" office:value="102">
            <text:p>102</text:p>
          </table:table-cell>
          <table:table-cell table:style-name="ce136" office:value-type="float" office:value="108">
            <text:p>108</text:p>
          </table:table-cell>
          <table:table-cell table:formula="of:=ROUND(100+RAND()*4)" office:value-type="float" office:value="100">
            <text:p>100</text:p>
          </table:table-cell>
          <table:table-cell table:formula="of:=ROUND(100+RAND()*4)" office:value-type="float" office:value="102">
            <text:p>102</text:p>
          </table:table-cell>
          <table:table-cell table:style-name="ce136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1,3,0,0,0),(2,1,3,1,0,0),(2,1,3,2,100,0),(2,1,3,3,102,0),(2,1,3,4,102,0),(2,1,3,5,108,0),(2,1,3,6,100,0),(2,1,3,7,102,0),(2,1,3,8,0,0),(2,1,3,9,0,0);">
            <text:p>INSERT INTO pola(planszax, planszay, x , y, rodzaj, stwor) VALUES (2,1,3,0,0,0),(2,1,3,1,0,0),(2,1,3,2,100,0),(2,1,3,3,102,0),(2,1,3,4,102,0),(2,1,3,5,108,0),(2,1,3,6,100,0),(2,1,3,7,102,0),(2,1,3,8,0,0),(2,1,3,9,0,0);</text:p>
          </table:table-cell>
        </table:table-row>
        <table:table-row table:style-name="ro3">
          <table:table-cell table:style-name="ce130" office:value-type="float" office:value="0">
            <text:p>0</text:p>
          </table:table-cell>
          <table:table-cell table:style-name="ce136" table:formula="of:=ROUND(100+RAND()*4)" office:value-type="float" office:value="104">
            <text:p>104</text:p>
          </table:table-cell>
          <table:table-cell table:style-name="ce136" table:formula="of:=ROUND(100+RAND()*4)" office:value-type="float" office:value="100">
            <text:p>100</text:p>
          </table:table-cell>
          <table:table-cell table:number-columns-repeated="3" table:style-name="ce136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table:style-name="ce136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1,4,0,0,0),(2,1,4,1,104,0),(2,1,4,2,100,0),(2,1,4,3,0,0),(2,1,4,4,0,0),(2,1,4,5,0,0),(2,1,4,6,0,0),(2,1,4,7,102,0),(2,1,4,8,0,0),(2,1,4,9,0,0);">
            <text:p>INSERT INTO pola(planszax, planszay, x , y, rodzaj, stwor) VALUES (2,1,4,0,0,0),(2,1,4,1,104,0),(2,1,4,2,100,0),(2,1,4,3,0,0),(2,1,4,4,0,0),(2,1,4,5,0,0),(2,1,4,6,0,0),(2,1,4,7,102,0),(2,1,4,8,0,0),(2,1,4,9,0,0);</text:p>
          </table:table-cell>
        </table:table-row>
        <table:table-row table:style-name="ro3">
          <table:table-cell table:style-name="ce130" office:value-type="float" office:value="0">
            <text:p>0</text:p>
          </table:table-cell>
          <table:table-cell table:style-name="ce136" table:formula="of:=ROUND(100+RAND()*4)" office:value-type="float" office:value="101">
            <text:p>101</text:p>
          </table:table-cell>
          <table:table-cell table:style-name="ce136" table:formula="of:=ROUND(100+RAND()*4)" office:value-type="float" office:value="101">
            <text:p>10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formula="of:=ROUND(100+RAND()*4)" office:value-type="float" office:value="103">
            <text:p>103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4">
            <text:p>104</text:p>
          </table:table-cell>
          <table:table-cell table:style-name="ce136" table:formula="of:=ROUND(100+RAND()*4)" office:value-type="float" office:value="102">
            <text:p>102</text:p>
          </table:table-cell>
          <table:table-cell table:style-name="ce142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1,5,0,0,0),(2,1,5,1,101,0),(2,1,5,2,101,0),(2,1,5,3,0,0),(2,1,5,4,0,0),(2,1,5,5,103,0),(2,1,5,6,103,0),(2,1,5,7,104,0),(2,1,5,8,102,0),(2,1,5,9,100,0);">
            <text:p>INSERT INTO pola(planszax, planszay, x , y, rodzaj, stwor) VALUES (2,1,5,0,0,0),(2,1,5,1,101,0),(2,1,5,2,101,0),(2,1,5,3,0,0),(2,1,5,4,0,0),(2,1,5,5,103,0),(2,1,5,6,103,0),(2,1,5,7,104,0),(2,1,5,8,102,0),(2,1,5,9,100,0);</text:p>
          </table:table-cell>
        </table:table-row>
        <table:table-row table:style-name="ro3">
          <table:table-cell table:style-name="ce130" office:value-type="float" office:value="108">
            <text:p>108</text:p>
          </table:table-cell>
          <table:table-cell table:style-name="ce136" table:formula="of:=ROUND(100+RAND()*4)" office:value-type="float" office:value="104">
            <text:p>104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formula="of:=ROUND(100+RAND()*4)" office:value-type="float" office:value="102">
            <text:p>102</text:p>
          </table:table-cell>
          <table:table-cell table:style-name="ce136" table:formula="of:=ROUND(100+RAND()*4)"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style-name="ce136" office:value-type="float" office:value="107">
            <text:p>107</text:p>
          </table:table-cell>
          <table:table-cell table:style-name="ce142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1,6,0,108,0),(2,1,6,1,104,0),(2,1,6,2,0,0),(2,1,6,3,0,0),(2,1,6,4,102,0),(2,1,6,5,101,0),(2,1,6,6,0,0),(2,1,6,7,106,0),(2,1,6,8,107,0),(2,1,6,9,103,0);">
            <text:p>INSERT INTO pola(planszax, planszay, x , y, rodzaj, stwor) VALUES (2,1,6,0,108,0),(2,1,6,1,104,0),(2,1,6,2,0,0),(2,1,6,3,0,0),(2,1,6,4,102,0),(2,1,6,5,101,0),(2,1,6,6,0,0),(2,1,6,7,106,0),(2,1,6,8,107,0),(2,1,6,9,103,0);</text:p>
          </table:table-cell>
        </table:table-row>
        <table:table-row table:style-name="ro3">
          <table:table-cell table:style-name="ce130" table:formula="of:=ROUND(100+RAND()*4)" office:value-type="float" office:value="101">
            <text:p>101</text:p>
          </table:table-cell>
          <table:table-cell table:style-name="ce136" table:formula="of:=ROUND(100+RAND()*4)" office:value-type="float" office:value="104">
            <text:p>104</text:p>
          </table:table-cell>
          <table:table-cell table:style-name="ce136" office:value-type="float" office:value="4">
            <text:p>4</text:p>
          </table:table-cell>
          <table:table-cell table:style-name="ce136" table:formula="of:=ROUND(100+RAND()*4)" office:value-type="float" office:value="101">
            <text:p>101</text:p>
          </table:table-cell>
          <table:table-cell table:style-name="ce136" table:formula="of:=ROUND(100+RAND()*4)" office:value-type="float" office:value="103">
            <text:p>103</text:p>
          </table:table-cell>
          <table:table-cell table:style-name="ce136"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style-name="ce136" office:value-type="float" office:value="0">
            <text:p>0</text:p>
          </table:table-cell>
          <table:table-cell table:style-name="ce142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1,7,0,101,0),(2,1,7,1,104,0),(2,1,7,2,4,0),(2,1,7,3,101,0),(2,1,7,4,103,0),(2,1,7,5,103,0),(2,1,7,6,0,0),(2,1,7,7,105,0),(2,1,7,8,0,0),(2,1,7,9,102,0);">
            <text:p>INSERT INTO pola(planszax, planszay, x , y, rodzaj, stwor) VALUES (2,1,7,0,101,0),(2,1,7,1,104,0),(2,1,7,2,4,0),(2,1,7,3,101,0),(2,1,7,4,103,0),(2,1,7,5,103,0),(2,1,7,6,0,0),(2,1,7,7,105,0),(2,1,7,8,0,0),(2,1,7,9,102,0);</text:p>
          </table:table-cell>
        </table:table-row>
        <table:table-row table:style-name="ro3">
          <table:table-cell table:style-name="ce130" office:value-type="float" office:value="0">
            <text:p>0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2">
            <text:p>2</text:p>
          </table:table-cell>
          <table:table-cell table:style-name="ce13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42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1,8,0,0,0),(2,1,8,1,0,0),(2,1,8,2,0,0),(2,1,8,3,0,0),(2,1,8,4,2,0),(2,1,8,5,0,0),(2,1,8,6,0,0),(2,1,8,7,0,0),(2,1,8,8,0,0),(2,1,8,9,103,0);">
            <text:p>INSERT INTO pola(planszax, planszay, x , y, rodzaj, stwor) VALUES (2,1,8,0,0,0),(2,1,8,1,0,0),(2,1,8,2,0,0),(2,1,8,3,0,0),(2,1,8,4,2,0),(2,1,8,5,0,0),(2,1,8,6,0,0),(2,1,8,7,0,0),(2,1,8,8,0,0),(2,1,8,9,103,0);</text:p>
          </table:table-cell>
        </table:table-row>
        <table:table-row table:style-name="ro3">
          <table:table-cell table:style-name="ce131" table:formula="of:=ROUND(100+RAND()*4)" office:value-type="float" office:value="102">
            <text:p>102</text:p>
          </table:table-cell>
          <table:table-cell table:style-name="ce137" table:formula="of:=ROUND(100+RAND()*4)" office:value-type="float" office:value="103">
            <text:p>103</text:p>
          </table:table-cell>
          <table:table-cell table:style-name="ce137" table:formula="of:=ROUND(100+RAND()*4)" office:value-type="float" office:value="103">
            <text:p>103</text:p>
          </table:table-cell>
          <table:table-cell table:style-name="ce137" table:formula="of:=ROUND(100+RAND()*4)" office:value-type="float" office:value="103">
            <text:p>103</text:p>
          </table:table-cell>
          <table:table-cell table:style-name="ce137" table:formula="of:=ROUND(100+RAND()*4)" office:value-type="float" office:value="103">
            <text:p>103</text:p>
          </table:table-cell>
          <table:table-cell table:style-name="ce137" table:formula="of:=ROUND(100+RAND()*4)" office:value-type="float" office:value="103">
            <text:p>103</text:p>
          </table:table-cell>
          <table:table-cell table:style-name="ce137" table:formula="of:=ROUND(100+RAND()*4)" office:value-type="float" office:value="102">
            <text:p>102</text:p>
          </table:table-cell>
          <table:table-cell table:style-name="ce137" table:formula="of:=ROUND(100+RAND()*4)" office:value-type="float" office:value="102">
            <text:p>102</text:p>
          </table:table-cell>
          <table:table-cell table:style-name="ce137" table:formula="of:=ROUND(100+RAND()*4)" office:value-type="float" office:value="102">
            <text:p>102</text:p>
          </table:table-cell>
          <table:table-cell table:style-name="ce143" table:formula="of:=ROUND(100+RAND()*4)" office:value-type="float" office:value="104">
            <text:p>104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1,9,0,102,0),(2,1,9,1,103,0),(2,1,9,2,103,0),(2,1,9,3,103,0),(2,1,9,4,103,0),(2,1,9,5,103,0),(2,1,9,6,102,0),(2,1,9,7,102,0),(2,1,9,8,102,0),(2,1,9,9,104,0);">
            <text:p>INSERT INTO pola(planszax, planszay, x , y, rodzaj, stwor) VALUES (2,1,9,0,102,0),(2,1,9,1,103,0),(2,1,9,2,103,0),(2,1,9,3,103,0),(2,1,9,4,103,0),(2,1,9,5,103,0),(2,1,9,6,102,0),(2,1,9,7,102,0),(2,1,9,8,102,0),(2,1,9,9,104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132" office:value-type="float" office:value="0">
            <text:p>0</text:p>
          </table:table-cell>
          <table:table-cell table:number-columns-repeated="8" table:style-name="ce138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34" office:value-type="float" office:value="0">
            <text:p>0</text:p>
          </table:table-cell>
          <table:table-cell table:number-columns-repeated="8" table:style-name="ce140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2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154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147" office:value-type="float" office:value="0">
            <text:p>0</text:p>
          </table:table-cell>
          <table:table-cell table:number-columns-repeated="8" table:style-name="ce153" office:value-type="float" office:value="0">
            <text:p>0</text:p>
          </table:table-cell>
          <table:table-cell table:style-name="ce159" table:formula="of:=ROUND(100+RAND()*4)" office:value-type="float" office:value="102">
            <text:p>102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2,0,0,0,0),(2,2,0,1,0,0),(2,2,0,2,0,0),(2,2,0,3,0,0),(2,2,0,4,0,0),(2,2,0,5,0,0),(2,2,0,6,0,0),(2,2,0,7,0,0),(2,2,0,8,0,0),(2,2,0,9,102,0);">
            <text:p>INSERT INTO pola(planszax, planszay, x , y, rodzaj, stwor) VALUES (2,2,0,0,0,0),(2,2,0,1,0,0),(2,2,0,2,0,0),(2,2,0,3,0,0),(2,2,0,4,0,0),(2,2,0,5,0,0),(2,2,0,6,0,0),(2,2,0,7,0,0),(2,2,0,8,0,0),(2,2,0,9,102,0);</text:p>
          </table:table-cell>
        </table:table-row>
        <table:table-row table:style-name="ro3">
          <table:table-cell table:style-name="ce148" office:value-type="float" office:value="0">
            <text:p>0</text:p>
          </table:table-cell>
          <table:table-cell table:style-name="ce154" table:formula="of:=ROUND(100+RAND()*4)" office:value-type="float" office:value="101">
            <text:p>101</text:p>
          </table:table-cell>
          <table:table-cell table:number-columns-repeated="4" table:style-name="ce154"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0">
            <text:p>100</text:p>
          </table:table-cell>
          <table:table-cell table:style-name="ce154" office:value-type="float" office:value="0">
            <text:p>0</text:p>
          </table:table-cell>
          <table:table-cell table:style-name="ce160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2,1,0,0,0),(2,2,1,1,101,0),(2,2,1,2,0,0),(2,2,1,3,0,0),(2,2,1,4,0,0),(2,2,1,5,0,0),(2,2,1,6,102,0),(2,2,1,7,100,0),(2,2,1,8,0,0),(2,2,1,9,103,0);">
            <text:p>INSERT INTO pola(planszax, planszay, x , y, rodzaj, stwor) VALUES (2,2,1,0,0,0),(2,2,1,1,101,0),(2,2,1,2,0,0),(2,2,1,3,0,0),(2,2,1,4,0,0),(2,2,1,5,0,0),(2,2,1,6,102,0),(2,2,1,7,100,0),(2,2,1,8,0,0),(2,2,1,9,103,0);</text:p>
          </table:table-cell>
        </table:table-row>
        <table:table-row table:style-name="ro3">
          <table:table-cell table:style-name="ce148" office:value-type="float" office:value="0">
            <text:p>0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formula="of:=ROUND(100+RAND()*4)" office:value-type="float" office:value="100">
            <text:p>100</text:p>
          </table:table-cell>
          <table:table-cell table:style-name="ce15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60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2,2,0,0,0),(2,2,2,1,0,0),(2,2,2,2,0,0),(2,2,2,3,0,0),(2,2,2,4,100,0),(2,2,2,5,0,0),(2,2,2,6,0,0),(2,2,2,7,0,0),(2,2,2,8,0,0),(2,2,2,9,100,0);">
            <text:p>INSERT INTO pola(planszax, planszay, x , y, rodzaj, stwor) VALUES (2,2,2,0,0,0),(2,2,2,1,0,0),(2,2,2,2,0,0),(2,2,2,3,0,0),(2,2,2,4,100,0),(2,2,2,5,0,0),(2,2,2,6,0,0),(2,2,2,7,0,0),(2,2,2,8,0,0),(2,2,2,9,100,0);</text:p>
          </table:table-cell>
        </table:table-row>
        <table:table-row table:style-name="ro3">
          <table:table-cell table:style-name="ce148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 table:formula="of:=ROUND(100+RAND()*4)" office:value-type="float" office:value="102">
            <text:p>102</text:p>
          </table:table-cell>
          <table:table-cell table:number-columns-repeated="3" table:style-name="ce154" office:value-type="float" office:value="0">
            <text:p>0</text:p>
          </table:table-cell>
          <table:table-cell table:formula="of:=ROUND(100+RAND()*4)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60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2,3,0,0,0),(2,2,3,1,0,0),(2,2,3,2,102,0),(2,2,3,3,0,0),(2,2,3,4,0,0),(2,2,3,5,0,0),(2,2,3,6,100,0),(2,2,3,7,0,0),(2,2,3,8,0,2),(2,2,3,9,100,0);">
            <text:p>INSERT INTO pola(planszax, planszay, x , y, rodzaj, stwor) VALUES (2,2,3,0,0,0),(2,2,3,1,0,0),(2,2,3,2,102,0),(2,2,3,3,0,0),(2,2,3,4,0,0),(2,2,3,5,0,0),(2,2,3,6,100,0),(2,2,3,7,0,0),(2,2,3,8,0,2),(2,2,3,9,100,0);</text:p>
          </table:table-cell>
        </table:table-row>
        <table:table-row table:style-name="ro3">
          <table:table-cell table:style-name="ce148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2">
            <text:p>102</text:p>
          </table:table-cell>
          <table:table-cell table:number-columns-repeated="2" table:style-name="ce154"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1">
            <text:p>101</text:p>
          </table:table-cell>
          <table:table-cell table:style-name="ce154" office:value-type="float" office:value="0">
            <text:p>0</text:p>
          </table:table-cell>
          <table:table-cell table:style-name="ce160" table:formula="of:=ROUND(100+RAND()*4)" office:value-type="float" office:value="101">
            <text:p>101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2,4,0,0,0),(2,2,4,1,0,0),(2,2,4,2,103,0),(2,2,4,3,102,0),(2,2,4,4,0,2),(2,2,4,5,0,0),(2,2,4,6,102,0),(2,2,4,7,101,0),(2,2,4,8,0,0),(2,2,4,9,101,0);">
            <text:p>INSERT INTO pola(planszax, planszay, x , y, rodzaj, stwor) VALUES (2,2,4,0,0,0),(2,2,4,1,0,0),(2,2,4,2,103,0),(2,2,4,3,102,0),(2,2,4,4,0,2),(2,2,4,5,0,0),(2,2,4,6,102,0),(2,2,4,7,101,0),(2,2,4,8,0,0),(2,2,4,9,101,0);</text:p>
          </table:table-cell>
        </table:table-row>
        <table:table-row table:style-name="ro3">
          <table:table-cell table:style-name="ce148" table:formula="of:=ROUND(100+RAND()*4)" office:value-type="float" office:value="102">
            <text:p>102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1">
            <text:p>101</text:p>
          </table:table-cell>
          <table:table-cell table:style-name="ce154" office:value-type="float" office:value="0">
            <text:p>0</text:p>
          </table:table-cell>
          <table:table-cell table:style-name="ce154" table:formula="of:=ROUND(100+RAND()*4)" office:value-type="float" office:value="101">
            <text:p>101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154" table:formula="of:=ROUND(100+RAND()*4)" office:value-type="float" office:value="100">
            <text:p>100</text:p>
          </table:table-cell>
          <table:table-cell table:style-name="ce160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2,5,0,102,0),(2,2,5,1,103,0),(2,2,5,2,103,0),(2,2,5,3,101,0),(2,2,5,4,0,0),(2,2,5,5,101,0),(2,2,5,6,103,0),(2,2,5,7,0,0),(2,2,5,8,100,0),(2,2,5,9,102,0);">
            <text:p>INSERT INTO pola(planszax, planszay, x , y, rodzaj, stwor) VALUES (2,2,5,0,102,0),(2,2,5,1,103,0),(2,2,5,2,103,0),(2,2,5,3,101,0),(2,2,5,4,0,0),(2,2,5,5,101,0),(2,2,5,6,103,0),(2,2,5,7,0,0),(2,2,5,8,100,0),(2,2,5,9,102,0);</text:p>
          </table:table-cell>
        </table:table-row>
        <table:table-row table:style-name="ro3">
          <table:table-cell table:style-name="ce148" table:formula="of:=ROUND(100+RAND()*4)" office:value-type="float" office:value="100">
            <text:p>100</text:p>
          </table:table-cell>
          <table:table-cell table:style-name="ce148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1">
            <text:p>101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formula="of:=ROUND(100+RAND()*4)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style-name="ce154" office:value-type="float" office:value="105">
            <text:p>105</text:p>
          </table:table-cell>
          <table:table-cell table:style-name="ce16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2,6,0,100,0),(2,2,6,1,103,0),(2,2,6,2,101,0),(2,2,6,3,0,0),(2,2,6,4,0,0),(2,2,6,5,100,0),(2,2,6,6,0,0),(2,2,6,7,103,0),(2,2,6,8,105,0),(2,2,6,9,0,0);">
            <text:p>INSERT INTO pola(planszax, planszay, x , y, rodzaj, stwor) VALUES (2,2,6,0,100,0),(2,2,6,1,103,0),(2,2,6,2,101,0),(2,2,6,3,0,0),(2,2,6,4,0,0),(2,2,6,5,100,0),(2,2,6,6,0,0),(2,2,6,7,103,0),(2,2,6,8,105,0),(2,2,6,9,0,0);</text:p>
          </table:table-cell>
        </table:table-row>
        <table:table-row table:style-name="ro3">
          <table:table-cell table:style-name="ce148" table:formula="of:=ROUND(100+RAND()*4)" office:value-type="float" office:value="101">
            <text:p>101</text:p>
          </table:table-cell>
          <table:table-cell table:style-name="ce154" office:value-type="float" office:value="0">
            <text:p>0</text:p>
          </table:table-cell>
          <table:table-cell table:style-name="ce154" table:formula="of:=ROUND(100+RAND()*4)" office:value-type="float" office:value="100">
            <text:p>100</text:p>
          </table:table-cell>
          <table:table-cell table:style-name="ce154" table:formula="of:=ROUND(100+RAND()*4)" office:value-type="float" office:value="102">
            <text:p>102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2">
            <text:p>102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6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2,7,0,101,0),(2,2,7,1,0,0),(2,2,7,2,100,0),(2,2,7,3,102,0),(2,2,7,4,103,0),(2,2,7,5,102,0),(2,2,7,6,103,0),(2,2,7,7,0,0),(2,2,7,8,103,0),(2,2,7,9,0,0);">
            <text:p>INSERT INTO pola(planszax, planszay, x , y, rodzaj, stwor) VALUES (2,2,7,0,101,0),(2,2,7,1,0,0),(2,2,7,2,100,0),(2,2,7,3,102,0),(2,2,7,4,103,0),(2,2,7,5,102,0),(2,2,7,6,103,0),(2,2,7,7,0,0),(2,2,7,8,103,0),(2,2,7,9,0,0);</text:p>
          </table:table-cell>
        </table:table-row>
        <table:table-row table:style-name="ro3">
          <table:table-cell table:style-name="ce148" office:value-type="float" office:value="0">
            <text:p>0</text:p>
          </table:table-cell>
          <table:table-cell table:style-name="ce154" table:formula="of:=ROUND(100+RAND()*4)" office:value-type="float" office:value="101">
            <text:p>101</text:p>
          </table:table-cell>
          <table:table-cell table:style-name="ce154" table:formula="of:=ROUND(100+RAND()*4)" office:value-type="float" office:value="101">
            <text:p>101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formula="of:=ROUND(100+RAND()*4)" office:value-type="float" office:value="102">
            <text:p>102</text:p>
          </table:table-cell>
          <table:table-cell table:formula="of:=ROUND(100+RAND()*4)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6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2,8,0,0,0),(2,2,8,1,101,0),(2,2,8,2,101,0),(2,2,8,3,0,0),(2,2,8,4,0,0),(2,2,8,5,102,0),(2,2,8,6,100,0),(2,2,8,7,0,0),(2,2,8,8,0,0),(2,2,8,9,0,0);">
            <text:p>INSERT INTO pola(planszax, planszay, x , y, rodzaj, stwor) VALUES (2,2,8,0,0,0),(2,2,8,1,101,0),(2,2,8,2,101,0),(2,2,8,3,0,0),(2,2,8,4,0,0),(2,2,8,5,102,0),(2,2,8,6,100,0),(2,2,8,7,0,0),(2,2,8,8,0,0),(2,2,8,9,0,0);</text:p>
          </table:table-cell>
        </table:table-row>
        <table:table-row table:style-name="ro3">
          <table:table-cell table:style-name="ce149" office:value-type="float" office:value="0">
            <text:p>0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55" table:formula="of:=ROUND(100+RAND()*4)" office:value-type="float" office:value="101">
            <text:p>101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table:formula="of:=ROUND(100+RAND()*4)" office:value-type="float" office:value="101">
            <text:p>101</text:p>
          </table:table-cell>
          <table:table-cell table:style-name="ce155" office:value-type="float" office:value="0">
            <text:p>0</text:p>
          </table:table-cell>
          <table:table-cell table:style-name="ce161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2,9,0,0,0),(2,2,9,1,0,0),(2,2,9,2,0,0),(2,2,9,3,101,0),(2,2,9,4,0,0),(2,2,9,5,0,0),(2,2,9,6,0,0),(2,2,9,7,101,0),(2,2,9,8,0,0),(2,2,9,9,0,0);">
            <text:p>INSERT INTO pola(planszax, planszay, x , y, rodzaj, stwor) VALUES (2,2,9,0,0,0),(2,2,9,1,0,0),(2,2,9,2,0,0),(2,2,9,3,101,0),(2,2,9,4,0,0),(2,2,9,5,0,0),(2,2,9,6,0,0),(2,2,9,7,101,0),(2,2,9,8,0,0),(2,2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150" office:value-type="float" office:value="0">
            <text:p>0</text:p>
          </table:table-cell>
          <table:table-cell table:number-columns-repeated="8" table:style-name="ce156" office:value-type="float" office:value="0">
            <text:p>0</text:p>
          </table:table-cell>
          <table:table-cell table:style-name="ce162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151" office:value-type="float" office:value="0">
            <text:p>0</text:p>
          </table:table-cell>
          <table:table-cell table:number-columns-repeated="7" table:style-name="ce157" office:value-type="float" office:value="0">
            <text:p>0</text:p>
          </table:table-cell>
          <table:table-cell table:style-name="ce157" office:value-type="float" office:value="2">
            <text:p>2</text:p>
          </table:table-cell>
          <table:table-cell table:style-name="ce163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151" office:value-type="float" office:value="0">
            <text:p>0</text:p>
          </table:table-cell>
          <table:table-cell table:number-columns-repeated="3" table:style-name="ce157" office:value-type="float" office:value="0">
            <text:p>0</text:p>
          </table:table-cell>
          <table:table-cell table:style-name="ce157" office:value-type="float" office:value="2">
            <text:p>2</text:p>
          </table:table-cell>
          <table:table-cell table:number-columns-repeated="4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52" office:value-type="float" office:value="0">
            <text:p>0</text:p>
          </table:table-cell>
          <table:table-cell table:number-columns-repeated="8" table:style-name="ce158" office:value-type="float" office:value="0">
            <text:p>0</text:p>
          </table:table-cell>
          <table:table-cell table:style-name="ce164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_czysta" table:style-name="ta1" table:print="false">
        <table:table-column table:style-name="co3" table:number-columns-repeated="6" table:default-cell-style-name="Default"/>
        <table:table-column table:style-name="co3" table:number-columns-repeated="2" table:default-cell-style-name="ce172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3">
          <table:table-cell table:style-name="ce165" office:value-type="float" office:value="0">
            <text:p>0</text:p>
          </table:table-cell>
          <table:table-cell table:number-columns-repeated="8" table:style-name="ce171" office:value-type="float" office:value="0">
            <text:p>0</text:p>
          </table:table-cell>
          <table:table-cell table:style-name="ce177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0,0),(2,0,0,1,0,0),(2,0,0,2,0,0),(2,0,0,3,0,0),(2,0,0,4,0,0),(2,0,0,5,0,0),(2,0,0,6,0,0),(2,0,0,7,0,0),(2,0,0,8,0,0),(2,0,0,9,0,0);">
            <text:p>INSERT INTO pola(planszax, planszay, x , y, rodzaj, stwor) VALUES (2,0,0,0,0,0),(2,0,0,1,0,0),(2,0,0,2,0,0),(2,0,0,3,0,0),(2,0,0,4,0,0),(2,0,0,5,0,0),(2,0,0,6,0,0),(2,0,0,7,0,0),(2,0,0,8,0,0),(2,0,0,9,0,0);</text:p>
          </table:table-cell>
        </table:table-row>
        <table:table-row table:style-name="ro3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0,0),(2,0,1,1,0,0),(2,0,1,2,0,0),(2,0,1,3,0,0),(2,0,1,4,0,0),(2,0,1,5,0,0),(2,0,1,6,0,0),(2,0,1,7,0,0),(2,0,1,8,0,0),(2,0,1,9,0,0);">
            <text:p>INSERT INTO pola(planszax, planszay, x , y, rodzaj, stwor) VALUES (2,0,1,0,0,0),(2,0,1,1,0,0),(2,0,1,2,0,0),(2,0,1,3,0,0),(2,0,1,4,0,0),(2,0,1,5,0,0),(2,0,1,6,0,0),(2,0,1,7,0,0),(2,0,1,8,0,0),(2,0,1,9,0,0);</text:p>
          </table:table-cell>
        </table:table-row>
        <table:table-row table:style-name="ro3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0,0),(2,0,2,1,0,0),(2,0,2,2,0,0),(2,0,2,3,0,0),(2,0,2,4,0,0),(2,0,2,5,0,0),(2,0,2,6,0,0),(2,0,2,7,0,0),(2,0,2,8,0,0),(2,0,2,9,0,0);">
            <text:p>INSERT INTO pola(planszax, planszay, x , y, rodzaj, stwor) VALUES (2,0,2,0,0,0),(2,0,2,1,0,0),(2,0,2,2,0,0),(2,0,2,3,0,0),(2,0,2,4,0,0),(2,0,2,5,0,0),(2,0,2,6,0,0),(2,0,2,7,0,0),(2,0,2,8,0,0),(2,0,2,9,0,0);</text:p>
          </table:table-cell>
        </table:table-row>
        <table:table-row table:style-name="ro3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0,0),(2,0,3,1,0,0),(2,0,3,2,0,0),(2,0,3,3,0,0),(2,0,3,4,0,0),(2,0,3,5,0,0),(2,0,3,6,0,0),(2,0,3,7,0,0),(2,0,3,8,0,0),(2,0,3,9,0,0);">
            <text:p>INSERT INTO pola(planszax, planszay, x , y, rodzaj, stwor) VALUES (2,0,3,0,0,0),(2,0,3,1,0,0),(2,0,3,2,0,0),(2,0,3,3,0,0),(2,0,3,4,0,0),(2,0,3,5,0,0),(2,0,3,6,0,0),(2,0,3,7,0,0),(2,0,3,8,0,0),(2,0,3,9,0,0);</text:p>
          </table:table-cell>
        </table:table-row>
        <table:table-row table:style-name="ro3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0,0),(2,0,4,1,0,0),(2,0,4,2,0,0),(2,0,4,3,0,0),(2,0,4,4,0,0),(2,0,4,5,0,0),(2,0,4,6,0,0),(2,0,4,7,0,0),(2,0,4,8,0,0),(2,0,4,9,0,0);">
            <text:p>INSERT INTO pola(planszax, planszay, x , y, rodzaj, stwor) VALUES (2,0,4,0,0,0),(2,0,4,1,0,0),(2,0,4,2,0,0),(2,0,4,3,0,0),(2,0,4,4,0,0),(2,0,4,5,0,0),(2,0,4,6,0,0),(2,0,4,7,0,0),(2,0,4,8,0,0),(2,0,4,9,0,0);</text:p>
          </table:table-cell>
        </table:table-row>
        <table:table-row table:style-name="ro3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0,0),(2,0,5,1,0,0),(2,0,5,2,0,0),(2,0,5,3,0,0),(2,0,5,4,0,0),(2,0,5,5,0,0),(2,0,5,6,0,0),(2,0,5,7,0,0),(2,0,5,8,0,0),(2,0,5,9,0,0);">
            <text:p>INSERT INTO pola(planszax, planszay, x , y, rodzaj, stwor) VALUES (2,0,5,0,0,0),(2,0,5,1,0,0),(2,0,5,2,0,0),(2,0,5,3,0,0),(2,0,5,4,0,0),(2,0,5,5,0,0),(2,0,5,6,0,0),(2,0,5,7,0,0),(2,0,5,8,0,0),(2,0,5,9,0,0);</text:p>
          </table:table-cell>
        </table:table-row>
        <table:table-row table:style-name="ro3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0,0),(2,0,6,1,0,0),(2,0,6,2,0,0),(2,0,6,3,0,0),(2,0,6,4,0,0),(2,0,6,5,0,0),(2,0,6,6,0,0),(2,0,6,7,0,0),(2,0,6,8,0,0),(2,0,6,9,0,0);">
            <text:p>INSERT INTO pola(planszax, planszay, x , y, rodzaj, stwor) VALUES (2,0,6,0,0,0),(2,0,6,1,0,0),(2,0,6,2,0,0),(2,0,6,3,0,0),(2,0,6,4,0,0),(2,0,6,5,0,0),(2,0,6,6,0,0),(2,0,6,7,0,0),(2,0,6,8,0,0),(2,0,6,9,0,0);</text:p>
          </table:table-cell>
        </table:table-row>
        <table:table-row table:style-name="ro3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0,0),(2,0,7,1,0,0),(2,0,7,2,0,0),(2,0,7,3,0,0),(2,0,7,4,0,0),(2,0,7,5,0,0),(2,0,7,6,0,0),(2,0,7,7,0,0),(2,0,7,8,0,0),(2,0,7,9,0,0);">
            <text:p>INSERT INTO pola(planszax, planszay, x , y, rodzaj, stwor) VALUES (2,0,7,0,0,0),(2,0,7,1,0,0),(2,0,7,2,0,0),(2,0,7,3,0,0),(2,0,7,4,0,0),(2,0,7,5,0,0),(2,0,7,6,0,0),(2,0,7,7,0,0),(2,0,7,8,0,0),(2,0,7,9,0,0);</text:p>
          </table:table-cell>
        </table:table-row>
        <table:table-row table:style-name="ro3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0,0),(2,0,8,2,0,0),(2,0,8,3,0,0),(2,0,8,4,0,0),(2,0,8,5,0,0),(2,0,8,6,0,0),(2,0,8,7,0,0),(2,0,8,8,0,0),(2,0,8,9,0,0);">
            <text:p>INSERT INTO pola(planszax, planszay, x , y, rodzaj, stwor) VALUES (2,0,8,0,0,0),(2,0,8,1,0,0),(2,0,8,2,0,0),(2,0,8,3,0,0),(2,0,8,4,0,0),(2,0,8,5,0,0),(2,0,8,6,0,0),(2,0,8,7,0,0),(2,0,8,8,0,0),(2,0,8,9,0,0);</text:p>
          </table:table-cell>
        </table:table-row>
        <table:table-row table:style-name="ro3">
          <table:table-cell table:style-name="ce167" office:value-type="float" office:value="0">
            <text:p>0</text:p>
          </table:table-cell>
          <table:table-cell table:number-columns-repeated="8" table:style-name="ce173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0,0),(2,0,9,3,0,0),(2,0,9,4,0,0),(2,0,9,5,0,0),(2,0,9,6,0,0),(2,0,9,7,0,0),(2,0,9,8,0,0),(2,0,9,9,0,0);">
            <text:p>INSERT INTO pola(planszax, planszay, x , y, rodzaj, stwor) VALUES (2,0,9,0,0,0),(2,0,9,1,0,0),(2,0,9,2,0,0),(2,0,9,3,0,0),(2,0,9,4,0,0),(2,0,9,5,0,0),(2,0,9,6,0,0),(2,0,9,7,0,0),(2,0,9,8,0,0),(2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3">
          <table:table-cell table:style-name="ce168" office:value-type="float" office:value="0">
            <text:p>0</text:p>
          </table:table-cell>
          <table:table-cell table:number-columns-repeated="8" table:style-name="ce174" office:value-type="float" office:value="0">
            <text:p>0</text:p>
          </table:table-cell>
          <table:table-cell table:style-name="ce180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3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3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3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3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3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4"/>
          <table:table-cell office:value-type="string">
            <text:p>109 – jezioro lewo</text:p>
          </table:table-cell>
          <table:table-cell/>
        </table:table-row>
        <table:table-row table:style-name="ro3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4"/>
          <table:table-cell office:value-type="string">
            <text:p>110 – jezioro srodek</text:p>
          </table:table-cell>
          <table:table-cell/>
        </table:table-row>
        <table:table-row table:style-name="ro3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4"/>
          <table:table-cell office:value-type="string">
            <text:p>111 – jezioro prawo</text:p>
          </table:table-cell>
          <table:table-cell/>
        </table:table-row>
        <table:table-row table:style-name="ro3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170" office:value-type="float" office:value="0">
            <text:p>0</text:p>
          </table:table-cell>
          <table:table-cell table:number-columns-repeated="8" table:style-name="ce176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wyliczenia_ciosu_specjalnego" table:style-name="ta1" table:print="false">
        <table:table-column table:style-name="co2" table:number-columns-repeated="5" table:default-cell-style-name="Default"/>
        <table:table-row table:style-name="ro2">
          <table:table-cell office:value-type="float" office:value="0">
            <text:p>0</text:p>
          </table:table-cell>
          <table:table-cell table:formula="of:=[.$E$2]^[.A1]" office:value-type="float" office:value="1">
            <text:p>1</text:p>
          </table:table-cell>
          <table:table-cell table:formula="of:=(ROUND(0.5*[.B1];1)-0.3)" office:value-type="float" office:value="0.2">
            <text:p>0,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[.$E$2]^[.A2]" office:value-type="float" office:value="1.2">
            <text:p>1,2</text:p>
          </table:table-cell>
          <table:table-cell table:formula="of:=(ROUND(0.5*[.B2];1)-0.3)" office:value-type="float" office:value="0.3">
            <text:p>0,3</text:p>
          </table:table-cell>
          <table:table-cell/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$E$2]^[.A3]" office:value-type="float" office:value="1.44">
            <text:p>1,44</text:p>
          </table:table-cell>
          <table:table-cell table:formula="of:=(ROUND(0.5*[.B3];1)-0.3)" office:value-type="float" office:value="0.4">
            <text:p>0,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[.$E$2]^[.A4]" office:value-type="float" office:value="1.728">
            <text:p>1,728</text:p>
          </table:table-cell>
          <table:table-cell table:formula="of:=(ROUND(0.5*[.B4];1)-0.3)" office:value-type="float" office:value="0.6">
            <text:p>0,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$E$2]^[.A5]" office:value-type="float" office:value="2.0736">
            <text:p>2,0736</text:p>
          </table:table-cell>
          <table:table-cell table:formula="of:=(ROUND(0.5*[.B5];1)-0.3)" office:value-type="float" office:value="0.7">
            <text:p>0,7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^[.A6]" office:value-type="float" office:value="2.48832">
            <text:p>2,48832</text:p>
          </table:table-cell>
          <table:table-cell table:formula="of:=(ROUND(0.5*[.B6];1)-0.3)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^[.A7]" office:value-type="float" office:value="2.985984">
            <text:p>2,985984</text:p>
          </table:table-cell>
          <table:table-cell table:formula="of:=(ROUND(0.5*[.B7];1)-0.3)" office:value-type="float" office:value="1.2">
            <text:p>1,2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^[.A8]" office:value-type="float" office:value="3.5831808">
            <text:p>3,5831808</text:p>
          </table:table-cell>
          <table:table-cell table:formula="of:=(ROUND(0.5*[.B8];1)-0.3)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^[.A9]" office:value-type="float" office:value="4.29981696">
            <text:p>4,29981696</text:p>
          </table:table-cell>
          <table:table-cell table:formula="of:=(ROUND(0.5*[.B9];1)-0.3)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^[.A10]" office:value-type="float" office:value="5.159780352">
            <text:p>5,159780352</text:p>
          </table:table-cell>
          <table:table-cell table:formula="of:=(ROUND(0.5*[.B10];1)-0.3)" office:value-type="float" office:value="2.3">
            <text:p>2,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^[.A11]" office:value-type="float" office:value="6.1917364224">
            <text:p>6,1917364224</text:p>
          </table:table-cell>
          <table:table-cell table:formula="of:=(ROUND(0.5*[.B11];1)-0.3)" office:value-type="float" office:value="2.8">
            <text:p>2,8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^[.A12]" office:value-type="float" office:value="7.43008370688">
            <text:p>7,4300837069</text:p>
          </table:table-cell>
          <table:table-cell table:formula="of:=(ROUND(0.5*[.B12];1)-0.3)" office:value-type="float" office:value="3.4">
            <text:p>3,4</text:p>
          </table:table-cell>
          <table:table-cell table:number-columns-repeated="2"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  <style:style style:name="Bez_20_tytułu2" style:display-name="Bez tytułu2" style:family="table-cell" style:parent-style-name="Default">
      <style:table-cell-properties fo:background-color="#808080"/>
    </style:style>
    <style:style style:name="Bez_20_tytułu3" style:display-name="Bez tytułu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9.12.2017</text:date>, <text:time>11:39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9T11:39:48</dc:date>
    <dc:creator>Łukasz Janicki</dc:creator>
    <meta:editing-duration>PT9H6M10S</meta:editing-duration>
    <meta:editing-cycles>20</meta:editing-cycles>
    <meta:generator>OpenOffice/4.1.4$Win32 OpenOffice.org_project/414m5$Build-9788</meta:generator>
    <meta:document-statistic meta:table-count="12" meta:cell-count="2412" meta:object-count="0"/>
  </office:meta>
</office:document-meta>
</file>